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08">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data-style-name="N108">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data-style-name="N108">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data-style-name="N108">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data-style-name="N108">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data-style-name="N108">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data-style-name="N108">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data-style-name="N108">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18.A29" style:family="table-cell" style:data-style-name="N100">
      <style:table-cell-properties fo:padding="0.097cm" fo:border-left="0.05pt solid #000000" fo:border-right="none" fo:border-top="none" fo:border-bottom="0.05pt solid #000000"/>
    </style:style>
    <style:style style:name="Table18.B29" style:family="table-cell">
      <style:table-cell-properties fo:padding="0.097cm" fo:border-left="0.05pt solid #000000" fo:border-right="none" fo:border-top="none" fo:border-bottom="0.05pt solid #000000"/>
    </style:style>
    <style:style style:name="Table18.C29" style:family="table-cell">
      <style:table-cell-properties fo:padding="0.097cm" fo:border-left="0.05pt solid #000000" fo:border-right="none" fo:border-top="none" fo:border-bottom="0.05pt solid #000000"/>
    </style:style>
    <style:style style:name="Table18.D29" style:family="table-cell">
      <style:table-cell-properties fo:padding="0.097cm" fo:border-left="0.05pt solid #000000" fo:border-right="0.05pt solid #000000" fo:border-top="none" fo:border-bottom="0.05pt solid #000000"/>
    </style:style>
    <style:style style:name="Table18.A30" style:family="table-cell" style:data-style-name="N100">
      <style:table-cell-properties fo:padding="0.097cm" fo:border-left="0.05pt solid #000000" fo:border-right="none" fo:border-top="none" fo:border-bottom="0.05pt solid #000000"/>
    </style:style>
    <style:style style:name="Table18.B30" style:family="table-cell">
      <style:table-cell-properties fo:padding="0.097cm" fo:border-left="0.05pt solid #000000" fo:border-right="none" fo:border-top="none" fo:border-bottom="0.05pt solid #000000"/>
    </style:style>
    <style:style style:name="Table18.C30" style:family="table-cell">
      <style:table-cell-properties fo:padding="0.097cm" fo:border-left="0.05pt solid #000000" fo:border-right="none" fo:border-top="none" fo:border-bottom="0.05pt solid #000000"/>
    </style:style>
    <style:style style:name="Table18.D30"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_20_Contents">
      <style:text-properties officeooo:rsid="0001acea" officeooo:paragraph-rsid="0001acea"/>
    </style:style>
    <style:style style:name="P24" style:family="paragraph" style:parent-style-name="Table">
      <style:paragraph-properties fo:text-align="center" style:justify-single-word="fals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style:tab-stops>
          <style:tab-stop style:position="0.45cm"/>
        </style:tab-stops>
      </style:paragraph-properties>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paragraph-properties fo:text-align="start" style:justify-single-word="false"/>
      <style:text-properties fo:font-size="12pt" style:font-size-asian="12pt" style:font-size-complex="12pt"/>
    </style:style>
    <style:style style:name="P31" style:family="paragraph" style:parent-style-name="Text_20_body">
      <style:paragraph-properties fo:text-align="start" style:justify-single-word="false"/>
      <style:text-properties fo:font-size="12pt" fo:language="en" fo:country="GB" style:font-size-asian="12pt" style:font-size-complex="12pt"/>
    </style:style>
    <style:style style:name="P32" style:family="paragraph" style:parent-style-name="Text_20_body">
      <style:text-properties fo:font-size="12pt" fo:language="en" fo:country="GB"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7" style:family="paragraph" style:parent-style-name="Text_20_body">
      <style:text-properties fo:background-color="transparent"/>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style:font-name="Times New Roman1" fo:font-style="normal" fo:font-weight="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officeooo:paragraph-rsid="0001acea"/>
    </style:style>
    <style:style style:name="P43" style:family="paragraph" style:parent-style-name="Text_20_body">
      <style:text-properties officeooo:rsid="0001acea" officeooo:paragraph-rsid="0001acea"/>
    </style:style>
    <style:style style:name="P44" style:family="paragraph" style:parent-style-name="Text_20_body">
      <style:paragraph-properties fo:keep-with-next="always"/>
    </style:style>
    <style:style style:name="P45" style:family="paragraph" style:parent-style-name="Code">
      <style:paragraph-properties fo:keep-with-next="always"/>
    </style:style>
    <style:style style:name="P46" style:family="paragraph" style:parent-style-name="Code">
      <style:paragraph-properties fo:keep-together="always" fo:keep-with-next="always"/>
    </style:style>
    <style:style style:name="P47" style:family="paragraph" style:parent-style-name="Table_20_Contents">
      <style:paragraph-properties fo:keep-with-next="always"/>
      <style:text-properties fo:background-color="transparent"/>
    </style:style>
    <style:style style:name="P48" style:family="paragraph" style:parent-style-name="Table_20_Contents">
      <style:paragraph-properties fo:keep-with-next="always"/>
      <style:text-properties fo:font-weight="bold" style:font-weight-asian="bold" style:font-weight-complex="bold"/>
    </style:style>
    <style:style style:name="P49" style:family="paragraph" style:parent-style-name="Text_20_body">
      <style:paragraph-properties fo:padding="0.049cm" fo:border="0.06pt solid #000000" style:shadow="none"/>
    </style:style>
    <style:style style:name="P50"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51" style:family="paragraph" style:parent-style-name="Code">
      <style:paragraph-properties fo:text-align="start" style:justify-single-word="false"/>
      <style:text-properties fo:font-style="normal" style:font-style-asian="normal" style:font-style-complex="normal"/>
    </style:style>
    <style:style style:name="P52" style:family="paragraph" style:parent-style-name="Code">
      <style:text-properties style:font-name="Courier 10 Pitch1"/>
    </style:style>
    <style:style style:name="P53" style:family="paragraph" style:parent-style-name="Code">
      <style:text-properties style:font-name="Courier 10 Pitch1" fo:font-style="normal" fo:font-weight="normal"/>
    </style:style>
    <style:style style:name="P54" style:family="paragraph" style:parent-style-name="Code">
      <style:text-properties fo:font-variant="normal" fo:text-transform="none" fo:color="#000000" style:font-name="Courier 10 Pitch1" fo:letter-spacing="normal" fo:font-style="normal" fo:font-weight="normal"/>
    </style:style>
    <style:style style:name="P55" style:family="paragraph" style:parent-style-name="Code">
      <style:text-properties officeooo:paragraph-rsid="0001acea"/>
    </style:style>
    <style:style style:name="P56" style:family="paragraph" style:parent-style-name="Code">
      <style:text-properties officeooo:rsid="0001acea"/>
    </style:style>
    <style:style style:name="P57" style:family="paragraph" style:parent-style-name="Code">
      <style:text-properties officeooo:rsid="0001acea" officeooo:paragraph-rsid="0001acea"/>
    </style:style>
    <style:style style:name="P58" style:family="paragraph" style:parent-style-name="Preformatted_20_Text">
      <style:paragraph-properties fo:margin-top="0cm" fo:margin-bottom="0.499cm" style:contextual-spacing="false"/>
    </style:style>
    <style:style style:name="P59"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60" style:family="paragraph" style:parent-style-name="Standard">
      <style:text-properties fo:background-color="transparent"/>
    </style:style>
    <style:style style:name="P61" style:family="paragraph" style:parent-style-name="Standard">
      <style:text-properties fo:font-weight="normal" style:font-weight-asian="normal" style:font-weight-complex="normal"/>
    </style:style>
    <style:style style:name="P62" style:family="paragraph" style:parent-style-name="Standard">
      <style:text-properties officeooo:paragraph-rsid="0001acea"/>
    </style:style>
    <style:style style:name="P63" style:family="paragraph" style:parent-style-name="Standard">
      <style:text-properties officeooo:rsid="0001acea" officeooo:paragraph-rsid="0001acea"/>
    </style:style>
    <style:style style:name="P64" style:family="paragraph" style:parent-style-name="Code">
      <style:paragraph-properties style:shadow="none"/>
    </style:style>
    <style:style style:name="P65" style:family="paragraph" style:parent-style-name="Code">
      <style:paragraph-properties style:shadow="none" fo:keep-with-next="always"/>
    </style:style>
    <style:style style:name="P6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6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68" style:family="paragraph" style:parent-style-name="Text_20_body">
      <style:paragraph-properties fo:break-before="page"/>
      <style:text-properties fo:font-weight="bold" style:font-weight-asian="bold" style:font-weight-complex="bold"/>
    </style:style>
    <style:style style:name="P69" style:family="paragraph" style:parent-style-name="Standard" style:list-style-name="L45"/>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2">
      <style:text-properties fo:font-weight="bold" style:font-weight-asian="bold" style:font-weight-complex="bold"/>
    </style:style>
    <style:style style:name="P73" style:family="paragraph" style:parent-style-name="Text_20_body" style:list-style-name="L2">
      <style:text-properties fo:font-weight="normal" style:font-weight-asian="normal" style:font-weight-complex="normal"/>
    </style:style>
    <style:style style:name="P74" style:family="paragraph" style:parent-style-name="Text_20_body" style:list-style-name="L44">
      <style:text-properties fo:font-weight="normal" style:font-weight-asian="normal" style:font-weight-complex="normal"/>
    </style:style>
    <style:style style:name="P75" style:family="paragraph" style:parent-style-name="Text_20_body" style:list-style-name="L45">
      <style:text-properties fo:font-weight="normal" style:font-weight-asian="normal" style:font-weight-complex="normal"/>
    </style:style>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10"/>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8"/>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1"/>
    <style:style style:name="P111" style:family="paragraph" style:parent-style-name="Text_20_body" style:list-style-name="L42">
      <style:paragraph-properties fo:text-align="start" style:justify-single-word="false"/>
    </style:style>
    <style:style style:name="P112" style:family="paragraph" style:parent-style-name="Text_20_body" style:list-style-name="L43"/>
    <style:style style:name="P113" style:family="paragraph" style:parent-style-name="Text_20_body" style:list-style-name="L44"/>
    <style:style style:name="P114" style:family="paragraph" style:parent-style-name="Text_20_body" style:list-style-name="L46"/>
    <style:style style:name="P115" style:family="paragraph" style:parent-style-name="Text_20_body" style:list-style-name="L47"/>
    <style:style style:name="P116" style:family="paragraph" style:parent-style-name="Text_20_body">
      <style:text-properties officeooo:rsid="00041185" officeooo:paragraph-rsid="00041185"/>
    </style:style>
    <style:style style:name="P117" style:family="paragraph" style:parent-style-name="Text_20_body" style:list-style-name="L49">
      <style:text-properties officeooo:rsid="00041185" officeooo:paragraph-rsid="00041185"/>
    </style:style>
    <style:style style:name="P118" style:family="paragraph" style:parent-style-name="Text_20_body">
      <style:text-properties officeooo:paragraph-rsid="00041185"/>
    </style:style>
    <style:style style:name="P119" style:family="paragraph" style:parent-style-name="Text_20_body">
      <style:text-properties officeooo:paragraph-rsid="0004feda"/>
    </style:style>
    <style:style style:name="P120" style:family="paragraph" style:parent-style-name="Text_20_body">
      <style:text-properties officeooo:rsid="00069f4b" officeooo:paragraph-rsid="00069f4b"/>
    </style:style>
    <style:style style:name="P121" style:family="paragraph" style:parent-style-name="Text_20_body" style:list-style-name="L50">
      <style:text-properties officeooo:rsid="00069f4b" officeooo:paragraph-rsid="00069f4b"/>
    </style:style>
    <style:style style:name="P122" style:family="paragraph" style:parent-style-name="Text_20_body" style:list-style-name="L50">
      <style:text-properties officeooo:rsid="00069f4b" officeooo:paragraph-rsid="0006ab1d"/>
    </style:style>
    <style:style style:name="P123" style:family="paragraph" style:parent-style-name="Text_20_body">
      <style:text-properties officeooo:rsid="00069f4b" officeooo:paragraph-rsid="0006ab1d"/>
    </style:style>
    <style:style style:name="P124" style:family="paragraph" style:parent-style-name="Text_20_body">
      <style:text-properties officeooo:rsid="00081ce9" officeooo:paragraph-rsid="00081ce9"/>
    </style:style>
    <style:style style:name="P125" style:family="paragraph" style:parent-style-name="Text_20_body">
      <style:text-properties officeooo:rsid="000afe69" officeooo:paragraph-rsid="000afe69"/>
    </style:style>
    <style:style style:name="P126" style:family="paragraph" style:parent-style-name="Text_20_body" style:list-style-name="L14" style:master-page-name="">
      <style:paragraph-properties fo:margin-top="0cm" fo:margin-bottom="0cm" style:contextual-spacing="false" style:page-number="auto"/>
    </style:style>
    <style:style style:name="P127" style:family="paragraph" style:parent-style-name="Text_20_body" style:list-style-name="L16" style:master-page-name="">
      <style:paragraph-properties fo:margin-top="0cm" fo:margin-bottom="0cm" style:contextual-spacing="false" style:page-number="auto"/>
    </style:style>
    <style:style style:name="P128" style:family="paragraph" style:parent-style-name="Text_20_body" style:list-style-name="L29" style:master-page-name="">
      <style:paragraph-properties fo:margin-top="0cm" fo:margin-bottom="0cm" style:contextual-spacing="false" style:page-number="auto"/>
    </style:style>
    <style:style style:name="P129" style:family="paragraph" style:parent-style-name="Text_20_body" style:list-style-name="L39" style:master-page-name="">
      <style:paragraph-properties fo:margin-top="0cm" fo:margin-bottom="0cm" style:contextual-spacing="false" style:page-number="auto"/>
    </style:style>
    <style:style style:name="P130" style:family="paragraph" style:parent-style-name="Text_20_body" style:list-style-name="L14">
      <style:paragraph-properties fo:margin-top="0cm" fo:margin-bottom="0cm" style:contextual-spacing="false"/>
    </style:style>
    <style:style style:name="P131" style:family="paragraph" style:parent-style-name="Text_20_body" style:list-style-name="L16">
      <style:paragraph-properties fo:margin-top="0cm" fo:margin-bottom="0cm" style:contextual-spacing="false"/>
    </style:style>
    <style:style style:name="P132" style:family="paragraph" style:parent-style-name="Text_20_body" style:list-style-name="L17">
      <style:paragraph-properties fo:margin-top="0cm" fo:margin-bottom="0cm" style:contextual-spacing="false"/>
    </style:style>
    <style:style style:name="P133" style:family="paragraph" style:parent-style-name="Text_20_body" style:list-style-name="L19">
      <style:paragraph-properties fo:margin-top="0cm" fo:margin-bottom="0cm" style:contextual-spacing="false"/>
    </style:style>
    <style:style style:name="P134" style:family="paragraph" style:parent-style-name="Text_20_body" style:list-style-name="L21">
      <style:paragraph-properties fo:margin-top="0cm" fo:margin-bottom="0cm" style:contextual-spacing="false"/>
    </style:style>
    <style:style style:name="P135" style:family="paragraph" style:parent-style-name="Text_20_body" style:list-style-name="L29">
      <style:paragraph-properties fo:margin-top="0cm" fo:margin-bottom="0cm" style:contextual-spacing="false"/>
    </style:style>
    <style:style style:name="P136" style:family="paragraph" style:parent-style-name="Text_20_body" style:list-style-name="L37">
      <style:paragraph-properties fo:margin-top="0cm" fo:margin-bottom="0cm" style:contextual-spacing="false"/>
    </style:style>
    <style:style style:name="P137" style:family="paragraph" style:parent-style-name="Text_20_body" style:list-style-name="L39">
      <style:paragraph-properties fo:margin-top="0cm" fo:margin-bottom="0cm" style:contextual-spacing="false"/>
    </style:style>
    <style:style style:name="P138" style:family="paragraph" style:parent-style-name="Text_20_body" style:list-style-name="L44">
      <style:paragraph-properties fo:margin-top="0cm" fo:margin-bottom="0cm" style:contextual-spacing="false"/>
    </style:style>
    <style:style style:name="P139" style:family="paragraph" style:parent-style-name="Text_20_body" style:list-style-name="L44">
      <style:paragraph-properties fo:margin-top="0cm" fo:margin-bottom="0cm" style:contextual-spacing="false"/>
      <style:text-properties fo:font-weight="normal" style:font-weight-asian="normal" style:font-weight-complex="normal"/>
    </style:style>
    <style:style style:name="P140" style:family="paragraph" style:parent-style-name="Text_20_body" style:list-style-name="L42">
      <style:paragraph-properties fo:margin-top="0cm" fo:margin-bottom="0cm" style:contextual-spacing="false" fo:text-align="start" style:justify-single-word="false" style:shadow="none"/>
    </style:style>
    <style:style style:name="P141" style:family="paragraph" style:parent-style-name="Text_20_body" style:list-style-name="L16" style:master-page-name="">
      <style:paragraph-properties style:page-number="auto"/>
    </style:style>
    <style:style style:name="P142" style:family="paragraph" style:parent-style-name="Text_20_body" style:list-style-name="L46">
      <style:paragraph-properties fo:keep-with-next="always"/>
    </style:style>
    <style:style style:name="P143" style:family="paragraph" style:parent-style-name="Heading_20_2">
      <style:text-properties officeooo:rsid="00041185" officeooo:paragraph-rsid="00041185"/>
    </style:style>
    <style:style style:name="P144" style:family="paragraph" style:parent-style-name="Heading_20_2">
      <style:paragraph-properties fo:break-before="page"/>
    </style:style>
    <style:style style:name="P145" style:family="paragraph" style:parent-style-name="Heading_20_2" style:master-page-name="">
      <style:paragraph-properties style:page-number="auto"/>
    </style:style>
    <style:style style:name="P146" style:family="paragraph" style:parent-style-name="Heading_20_1" style:master-page-name="">
      <style:paragraph-properties style:page-number="auto" fo:break-before="page"/>
    </style:style>
    <style:style style:name="P147" style:family="paragraph" style:parent-style-name="Table_20_Contents" style:list-style-name="L9"/>
    <style:style style:name="P148" style:family="paragraph" style:parent-style-name="Table_20_Contents" style:list-style-name="L11"/>
    <style:style style:name="P149" style:family="paragraph" style:parent-style-name="Table_20_Contents" style:list-style-name="L15">
      <style:text-properties fo:background-color="transparent"/>
    </style:style>
    <style:style style:name="P150" style:family="paragraph" style:parent-style-name="Table_20_Contents">
      <style:text-properties officeooo:paragraph-rsid="0004feda" fo:background-color="transparent"/>
    </style:style>
    <style:style style:name="P151" style:family="paragraph" style:parent-style-name="Table_20_Contents">
      <style:text-properties officeooo:rsid="0004feda" officeooo:paragraph-rsid="0004feda" fo:background-color="transparent"/>
    </style:style>
    <style:style style:name="P152" style:family="paragraph" style:parent-style-name="Table_20_Contents">
      <style:text-properties officeooo:rsid="0004feda" officeooo:paragraph-rsid="0005f010" fo:background-color="transparent"/>
    </style:style>
    <style:style style:name="P153" style:family="paragraph" style:parent-style-name="Table_20_Contents">
      <style:text-properties officeooo:rsid="0003a80c" officeooo:paragraph-rsid="0003a80c"/>
    </style:style>
    <style:style style:name="P154" style:family="paragraph" style:parent-style-name="Table_20_Contents">
      <style:text-properties fo:font-weight="bold" officeooo:paragraph-rsid="0004feda" style:font-weight-asian="bold" style:font-weight-complex="bold"/>
    </style:style>
    <style:style style:name="P155" style:family="paragraph" style:parent-style-name="Table_20_Contents">
      <style:text-properties fo:font-weight="bold" officeooo:rsid="000bfbca" officeooo:paragraph-rsid="000bfbca" style:font-weight-asian="bold" style:font-weight-complex="bold"/>
    </style:style>
    <style:style style:name="P15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157" style:family="paragraph" style:parent-style-name="Code">
      <style:text-properties officeooo:paragraph-rsid="00043390"/>
    </style:style>
    <style:style style:name="P158" style:family="paragraph" style:parent-style-name="Table">
      <style:paragraph-properties fo:text-align="center" style:justify-single-word="false"/>
      <style:text-properties officeooo:rsid="0004feda" officeooo:paragraph-rsid="0004feda"/>
    </style:style>
    <style:style style:name="P159" style:family="paragraph" style:parent-style-name="Contents_20_1">
      <style:paragraph-properties>
        <style:tab-stops>
          <style:tab-stop style:position="16.999cm" style:type="right" style:leader-style="dotted" style:leader-text="."/>
        </style:tab-stops>
      </style:paragraph-properties>
    </style:style>
    <style:style style:name="P16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03576d"/>
    </style:style>
    <style:style style:name="T2" style:family="text">
      <style:text-properties fo:font-weight="bold" style:font-weight-asian="bold" style:font-weight-complex="bold"/>
    </style:style>
    <style:style style:name="T3" style:family="text">
      <style:text-properties fo:font-weight="bold" officeooo:rsid="0006ab1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43390"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style>
    <style:style style:name="T9" style:family="text">
      <style:text-properties fo:font-style="normal" style:text-underline-style="none"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background-color="transparent"/>
    </style:style>
    <style:style style:name="T13" style:family="text">
      <style:text-properties officeooo:rsid="0001acea"/>
    </style:style>
    <style:style style:name="T14" style:family="text">
      <style:text-properties officeooo:rsid="0002aa07"/>
    </style:style>
    <style:style style:name="T15" style:family="text">
      <style:text-properties officeooo:rsid="0004feda"/>
    </style:style>
    <style:style style:name="T16" style:family="text">
      <style:text-properties officeooo:rsid="0005f010"/>
    </style:style>
    <style:style style:name="T17" style:family="text">
      <style:text-properties officeooo:rsid="0006ab1d"/>
    </style:style>
    <style:style style:name="T18" style:family="text">
      <style:text-properties officeooo:rsid="000bfe9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8">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7"/>
      <text:p text:style-name="P27"/>
      <text:p text:style-name="P35"/>
      <text:p text:style-name="P35">Jarvis Web Gateway</text:p>
      <text:p text:style-name="P27"/>
      <text:p text:style-name="P29">Working with Jarvis</text:p>
      <text:p text:style-name="P29">(User &amp; Technical Documentation)</text:p>
      <text:p text:style-name="P30"/>
      <text:p text:style-name="P30"/>
      <text:p text:style-name="P33"/>
      <text:p text:style-name="P33"/>
      <text:p text:style-name="P30"/>
      <text:p text:style-name="P30"/>
      <text:p text:style-name="P34">Jonathan Couper-Smartt</text:p>
      <text:p text:style-name="P34">jarvis@nsquared.co.nz</text:p>
      <text:p text:style-name="P31"/>
      <text:p text:style-name="P6"><text:span text:style-name="T2">Abstract: </text:span><text:span text:style-name="T4">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0">Jarvis works excellently with JavaScript web apps using ExtJS, Dojo and many other JS toolkits, and is also ideal for richer client applications such as those written in Adobe Flex.</text:p>
      <text:p text:style-name="P50">Jarvis supports any database for which a Perl DBI driver exists. <text:s/>This include Oracle, PostgreSQL, MySQL, SQL Server, SQLite and more.</text:p>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9"><text:s/>1 Introduction<text:tab/>5</text:p>
          <text:p text:style-name="P159"><text:s/>2 Licence<text:tab/>6</text:p>
          <text:p text:style-name="P160"><text:s/>2.1 GNU Lesser General Public License<text:tab/>6</text:p>
          <text:p text:style-name="P160"><text:s/>2.2 Clarification of Intentions<text:tab/>6</text:p>
          <text:p text:style-name="P160"><text:s/>2.3 Jarvis Tracker Icons<text:tab/>6</text:p>
          <text:p text:style-name="P159"><text:s/>3 Installation<text:tab/>7</text:p>
          <text:p text:style-name="P160"><text:s/>3.1 Separate Documentation<text:tab/>7</text:p>
          <text:p text:style-name="P159"><text:s/>4 Application Configuration File<text:tab/>8</text:p>
          <text:p text:style-name="P160"><text:s/>4.1 Introduction<text:tab/>8</text:p>
          <text:p text:style-name="P160"><text:s/>4.2 List of Parameters<text:tab/>9</text:p>
          <text:p text:style-name="P160"><text:s/>4.3 Configuration Parameter Details<text:tab/>11</text:p>
          <text:p text:style-name="P159"><text:s/>5 Login Module Configuration<text:tab/>21</text:p>
          <text:p text:style-name="P160"><text:s/>5.1 Standard Modules<text:tab/>21</text:p>
          <text:p text:style-name="P160"><text:s/>5.2 Active Directory Login<text:tab/>21</text:p>
          <text:p text:style-name="P160"><text:s/>5.3 Basic Auth Login<text:tab/>22</text:p>
          <text:p text:style-name="P160"><text:s/>5.4 Database Login<text:tab/>23</text:p>
          <text:p text:style-name="P160"><text:s/>5.5 Adempiere Login<text:tab/>24</text:p>
          <text:p text:style-name="P160"><text:s/>5.6 Drupal6 Login<text:tab/>26</text:p>
          <text:p text:style-name="P160"><text:s/>5.7 None Login<text:tab/>27</text:p>
          <text:p text:style-name="P160"><text:s/>5.8 Single Login<text:tab/>28</text:p>
          <text:p text:style-name="P159"><text:s/>6 Special Datasets &amp; Jarvis Login<text:tab/>30</text:p>
          <text:p text:style-name="P160"><text:s/>6.1 Jarvis URLs<text:tab/>30</text:p>
          <text:p text:style-name="P160"><text:s/>6.2 The __status Dataset<text:tab/>30</text:p>
          <text:p text:style-name="P160"><text:s/>6.3 The __habitat Dataset<text:tab/>31</text:p>
          <text:p text:style-name="P160"><text:s/>6.4 The __logout Dataset<text:tab/>32</text:p>
          <text:p text:style-name="P160"><text:s/>6.5 Logging-In to Jarvis<text:tab/>32</text:p>
          <text:p text:style-name="P160"><text:s/>6.6 Jarvis Error Responses<text:tab/>32</text:p>
          <text:p text:style-name="P159"><text:s/>7 Fetch Results<text:tab/>34</text:p>
          <text:p text:style-name="P160"><text:s/>7.1 Format = json<text:tab/>34</text:p>
          <text:p text:style-name="P160"><text:s/>7.2 Format = json.array<text:tab/>35</text:p>
          <text:p text:style-name="P160"><text:s/>7.3 Format = xml<text:tab/>35</text:p>
          <text:p text:style-name="P160"><text:s/>7.4 Format = xml.array<text:tab/>36</text:p>
          <text:p text:style-name="P160"><text:s/>7.5 Format = csv<text:tab/>37</text:p>
          <text:p text:style-name="P160"><text:s/>7.6 Format = xlsx<text:tab/>37</text:p>
          <text:p text:style-name="P159"><text:s/>8 Datasets and Parameters<text:tab/>38</text:p>
          <text:p text:style-name="P160"><text:s/>8.1 Dataset Definition<text:tab/>38</text:p>
          <text:p text:style-name="P160"><text:s/>8.2 Dataset Bind Parameters<text:tab/>40</text:p>
          <text:p text:style-name="P160"><text:s/>8.3 Binding In/Out Parameters (under DBD::Oracle)<text:tab/>41</text:p>
          <text:p text:style-name="P160"><text:s/>8.4 Fallback Parameters<text:tab/>42</text:p>
          <text:p text:style-name="P160"><text:s/>8.5 Other Parameter Notes<text:tab/>42</text:p>
          <text:p text:style-name="P160"><text:s/>8.6 Safe Parameters<text:tab/>43</text:p>
          <text:p text:style-name="P160"><text:s/>8.7 Textual Substitution<text:tab/>44</text:p>
          <text:p text:style-name="P159"><text:s/>9 SSAS Data Pump Datasets<text:tab/>45</text:p>
          <text:p text:style-name="P160"><text:s/>9.1 MDX Queries<text:tab/>45</text:p>
          <text:p text:style-name="P160"><text:s/>9.2 Parameter Processing<text:tab/>46</text:p>
          <text:p text:style-name="P159"><text:soft-page-break/><text:s/>10 Storing Datasets<text:tab/>47</text:p>
          <text:p text:style-name="P160"><text:s/>10.1 Modifying Datasets – Single Modification<text:tab/>47</text:p>
          <text:p text:style-name="P160"><text:s/>10.2 Modifying Datasets – Array of Modifications<text:tab/>49</text:p>
          <text:p text:style-name="P160"><text:s/>10.3 Modifying Datasets – Array of Mixed Modifications<text:tab/>51</text:p>
          <text:p text:style-name="P160"><text:s/>10.4 Before &amp; After Statements<text:tab/>51</text:p>
          <text:p text:style-name="P160"><text:s/>10.5 Transaction and Rollback<text:tab/>51</text:p>
          <text:p text:style-name="P159"><text:s/>11 Dataset Transformations<text:tab/>53</text:p>
          <text:p text:style-name="P160"><text:s/>11.1 Introduction<text:tab/>53</text:p>
          <text:p text:style-name="P159"><text:s/>12 Fetching Multiple Datasets in One Request<text:tab/>54</text:p>
          <text:p text:style-name="P160"><text:s/>12.1 Introduction<text:tab/>54</text:p>
          <text:p text:style-name="P160"><text:s/>12.2 JSON Multi-Dataset Result Structure<text:tab/>54</text:p>
          <text:p text:style-name="P160"><text:s/>12.3 XML Multi-Dataset Result Structure<text:tab/>55</text:p>
          <text:p text:style-name="P159"><text:s/>13 Exec Datasets<text:tab/>56</text:p>
          <text:p text:style-name="P160"><text:s/>13.1 Introduction<text:tab/>56</text:p>
          <text:p text:style-name="P160"><text:s/>13.2 Configuration<text:tab/>56</text:p>
          <text:p text:style-name="P160"><text:s/>13.3 Output Return Mechanism<text:tab/>59</text:p>
          <text:p text:style-name="P160"><text:s/>13.4 A Simple Example<text:tab/>60</text:p>
          <text:p text:style-name="P160"><text:s/>13.5 Environment Variables<text:tab/>60</text:p>
          <text:p text:style-name="P160"><text:s/>13.6 Command Line Parameters<text:tab/>60</text:p>
          <text:p text:style-name="P160"><text:s/>13.7 Output &amp; Headers<text:tab/>60</text:p>
          <text:p text:style-name="P159"><text:s/>14 Plugin Datasets<text:tab/>62</text:p>
          <text:p text:style-name="P160"><text:s/>14.1 Introduction<text:tab/>62</text:p>
          <text:p text:style-name="P160"><text:s/>14.2 Configuration<text:tab/>62</text:p>
          <text:p text:style-name="P160"><text:s/>14.3 Example Plugin<text:tab/>63</text:p>
          <text:p text:style-name="P160"><text:s/>14.4 Output &amp; Headers<text:tab/>64</text:p>
          <text:p text:style-name="P160"><text:s/>14.5 Exception Handling<text:tab/>64</text:p>
          <text:p text:style-name="P159"><text:s/>15 Hook Modules<text:tab/>65</text:p>
          <text:p text:style-name="P160"><text:s/>15.1 Introduction<text:tab/>65</text:p>
          <text:p text:style-name="P160"><text:s/>15.2 Hook Points<text:tab/>65</text:p>
          <text:p text:style-name="P160"><text:s/>15.3 Configuration<text:tab/>70</text:p>
          <text:p text:style-name="P160"><text:s/>15.4 Sample Hook Template<text:tab/>71</text:p>
          <text:p text:style-name="P159"><text:s/>16 Performance Notes<text:tab/>73</text:p>
          <text:p text:style-name="P160"><text:s/>16.1 How Fast is Jarvis?<text:tab/>73</text:p>
        </text:index-body>
      </text:table-of-content>
      <text:p text:style-name="P12"/>
      <text:p text:style-name="P41"/>
      <text:p text:style-name="P68">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30" office:value-type="string">
            <text:p text:style-name="Table_20_Contents">JXC</text:p>
          </table:table-cell>
          <table:table-cell table:style-name="Table18.D30"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30" office:value-type="string">
            <text:p text:style-name="Table_20_Contents">JXC</text:p>
          </table:table-cell>
          <table:table-cell table:style-name="Table18.D30"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30" office:value-type="string">
            <text:p text:style-name="Table_20_Contents">JXC</text:p>
          </table:table-cell>
          <table:table-cell table:style-name="Table18.D30"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30" office:value-type="string">
            <text:p text:style-name="Table_20_Contents">JXC</text:p>
          </table:table-cell>
          <table:table-cell table:style-name="Table18.D30"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30" office:value-type="string">
            <text:p text:style-name="Table_20_Contents">JXC</text:p>
          </table:table-cell>
          <table:table-cell table:style-name="Table18.D30"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30" office:value-type="string">
            <text:p text:style-name="Table_20_Contents">JXC</text:p>
          </table:table-cell>
          <table:table-cell table:style-name="Table18.D30"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30" office:value-type="string">
            <text:p text:style-name="Table_20_Contents">JXC</text:p>
          </table:table-cell>
          <table:table-cell table:style-name="Table18.D30"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30" office:value-type="string">
            <text:p text:style-name="Table_20_Contents">JXC</text:p>
          </table:table-cell>
          <table:table-cell table:style-name="Table18.D30"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30" office:value-type="string">
            <text:p text:style-name="Table_20_Contents">9-Aug-2011</text:p>
          </table:table-cell>
          <table:table-cell table:style-name="Table18.C30" office:value-type="string">
            <text:p text:style-name="Table_20_Contents">HK</text:p>
          </table:table-cell>
          <table:table-cell table:style-name="Table18.D30"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30" office:value-type="string">
            <text:p text:style-name="Table_20_Contents">31-Aug-2011</text:p>
          </table:table-cell>
          <table:table-cell table:style-name="Table18.C30" office:value-type="string">
            <text:p text:style-name="Table_20_Contents">HK</text:p>
          </table:table-cell>
          <table:table-cell table:style-name="Table18.D30"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30" office:value-type="string">
            <text:p text:style-name="Table_20_Contents">1-Sep-2011</text:p>
          </table:table-cell>
          <table:table-cell table:style-name="Table18.C30" office:value-type="string">
            <text:p text:style-name="Table_20_Contents">JXC</text:p>
          </table:table-cell>
          <table:table-cell table:style-name="Table18.D30"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30" office:value-type="string">
            <text:p text:style-name="Table_20_Contents">7-Sep-2011</text:p>
          </table:table-cell>
          <table:table-cell table:style-name="Table18.C30" office:value-type="string">
            <text:p text:style-name="Table_20_Contents">JXC</text:p>
          </table:table-cell>
          <table:table-cell table:style-name="Table18.D30"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30" office:value-type="string">
            <text:p text:style-name="Table_20_Contents">16-Sep-2011</text:p>
          </table:table-cell>
          <table:table-cell table:style-name="Table18.C30" office:value-type="string">
            <text:p text:style-name="Table_20_Contents">JXC</text:p>
          </table:table-cell>
          <table:table-cell table:style-name="Table18.D30"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30" office:value-type="string">
            <text:p text:style-name="Table_20_Contents">31-Oct-2011</text:p>
          </table:table-cell>
          <table:table-cell table:style-name="Table18.C30" office:value-type="string">
            <text:p text:style-name="Table_20_Contents">HK</text:p>
          </table:table-cell>
          <table:table-cell table:style-name="Table18.D30"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30" office:value-type="string">
            <text:p text:style-name="Table_20_Contents">21-Nov-2011</text:p>
          </table:table-cell>
          <table:table-cell table:style-name="Table18.C30" office:value-type="string">
            <text:p text:style-name="Table_20_Contents">JL</text:p>
          </table:table-cell>
          <table:table-cell table:style-name="Table18.D30"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30" office:value-type="string">
            <text:p text:style-name="Table_20_Contents">08-Dec-2011</text:p>
          </table:table-cell>
          <table:table-cell table:style-name="Table18.C30" office:value-type="string">
            <text:p text:style-name="Table_20_Contents">JL</text:p>
          </table:table-cell>
          <table:table-cell table:style-name="Table18.D30" office:value-type="string">
            <text:p text:style-name="P66">Pass safe parameters to the dataset start hook</text:p>
          </table:table-cell>
        </table:table-row>
        <table:table-row>
          <table:table-cell table:style-name="Table18.A18" office:value-type="float" office:value="0">
            <text:p text:style-name="Table_20_Contents">5.1.1</text:p>
          </table:table-cell>
          <table:table-cell table:style-name="Table18.B30" office:value-type="string">
            <text:p text:style-name="Table_20_Contents">14-Feb-2012</text:p>
          </table:table-cell>
          <table:table-cell table:style-name="Table18.C30" office:value-type="string">
            <text:p text:style-name="Table_20_Contents">JXC</text:p>
          </table:table-cell>
          <table:table-cell table:style-name="Table18.D30" office:value-type="string">
            <text:p text:style-name="P66">Use “!” for flags, not “:”. <text:s/>Add “!raw” flag for MDX.</text:p>
          </table:table-cell>
        </table:table-row>
        <table:table-row>
          <table:table-cell table:style-name="Table18.A19" office:value-type="float" office:value="0">
            <text:p text:style-name="Table_20_Contents">5.2.0</text:p>
          </table:table-cell>
          <table:table-cell table:style-name="Table18.B30" office:value-type="string">
            <text:p text:style-name="Table_20_Contents">21-Feb-2012</text:p>
          </table:table-cell>
          <table:table-cell table:style-name="Table18.C30" office:value-type="string">
            <text:p text:style-name="Table_20_Contents">JXC</text:p>
          </table:table-cell>
          <table:table-cell table:style-name="Table18.D30" office:value-type="string">
            <text:p text:style-name="P66">Add Solaris support. <text:s/>Separate Install/Demo/Tracker docs.</text:p>
          </table:table-cell>
        </table:table-row>
        <table:table-row>
          <table:table-cell table:style-name="Table18.A20" office:value-type="float" office:value="0">
            <text:p text:style-name="Table_20_Contents">5.2.1</text:p>
          </table:table-cell>
          <table:table-cell table:style-name="Table18.B30" office:value-type="string">
            <text:p text:style-name="Table_20_Contents">23-Feb-2012</text:p>
          </table:table-cell>
          <table:table-cell table:style-name="Table18.C30" office:value-type="string">
            <text:p text:style-name="Table_20_Contents">JXC</text:p>
          </table:table-cell>
          <table:table-cell table:style-name="Table18.D30" office:value-type="string">
            <text:p text:style-name="P66">Added “pre_connect” hook.</text:p>
          </table:table-cell>
        </table:table-row>
        <table:table-row>
          <table:table-cell table:style-name="Table18.A21" office:value-type="float" office:value="0">
            <text:p text:style-name="Table_20_Contents">5.2.2</text:p>
          </table:table-cell>
          <table:table-cell table:style-name="Table18.B30" office:value-type="string">
            <text:p text:style-name="Table_20_Contents">29-Feb-2012</text:p>
          </table:table-cell>
          <table:table-cell table:style-name="Table18.C30" office:value-type="string">
            <text:p text:style-name="Table_20_Contents">HK</text:p>
          </table:table-cell>
          <table:table-cell table:style-name="Table18.D30" office:value-type="string">
            <text:p text:style-name="P66">Allow * wildcard in Adempiere login relevant_groups parameter.</text:p>
          </table:table-cell>
        </table:table-row>
        <table:table-row>
          <table:table-cell table:style-name="Table18.A22" office:value-type="float" office:value="0">
            <text:p text:style-name="Table_20_Contents">5.2.3</text:p>
          </table:table-cell>
          <table:table-cell table:style-name="Table18.B30" office:value-type="string">
            <text:p text:style-name="Table_20_Contents">9-Mar-2012</text:p>
          </table:table-cell>
          <table:table-cell table:style-name="Table18.C30" office:value-type="string">
            <text:p text:style-name="Table_20_Contents">JXC</text:p>
          </table:table-cell>
          <table:table-cell table:style-name="Table18.D30" office:value-type="string">
            <text:p text:style-name="P66">Add “!raw” flag for DBI text substitution.</text:p>
          </table:table-cell>
        </table:table-row>
        <table:table-row>
          <table:table-cell table:style-name="Table18.A23" office:value-type="float" office:value="0">
            <text:p text:style-name="Table_20_Contents">5.3.0</text:p>
          </table:table-cell>
          <table:table-cell table:style-name="Table18.B30" office:value-type="string">
            <text:p text:style-name="Table_20_Contents">3-Apr-2012</text:p>
          </table:table-cell>
          <table:table-cell table:style-name="Table18.C30" office:value-type="string">
            <text:p text:style-name="Table_20_Contents">HK</text:p>
          </table:table-cell>
          <table:table-cell table:style-name="Table18.D30" office:value-type="string">
            <text:p text:style-name="P66">Tracker uses postgres database.</text:p>
          </table:table-cell>
        </table:table-row>
        <table:table-row>
          <table:table-cell table:style-name="Table18.A24" office:value-type="float" office:value="0">
            <text:p text:style-name="Table_20_Contents">5.3.1</text:p>
          </table:table-cell>
          <table:table-cell table:style-name="Table18.B30" office:value-type="string">
            <text:p text:style-name="Table_20_Contents">12-Apr-2012</text:p>
          </table:table-cell>
          <table:table-cell table:style-name="Table18.C30" office:value-type="string">
            <text:p text:style-name="Table_20_Contents">HK</text:p>
          </table:table-cell>
          <table:table-cell table:style-name="Table18.D30" office:value-type="string">
            <text:p text:style-name="P66">Added allowed_groups parameter to ActiveDirectory/Adempiere.</text:p>
          </table:table-cell>
        </table:table-row>
        <table:table-row>
          <table:table-cell table:style-name="Table18.A25" office:value-type="float" office:value="0">
            <text:p text:style-name="Table_20_Contents">5.3.2</text:p>
          </table:table-cell>
          <table:table-cell table:style-name="Table18.B30" office:value-type="string">
            <text:p text:style-name="Table_20_Contents">3-Jul-2012</text:p>
          </table:table-cell>
          <table:table-cell table:style-name="Table18.C30" office:value-type="string">
            <text:p text:style-name="Table_20_Contents">HK</text:p>
          </table:table-cell>
          <table:table-cell table:style-name="Table18.D30" office:value-type="string">
            <text:p text:style-name="P66">Added global prepare attribute to databases.</text:p>
          </table:table-cell>
        </table:table-row>
        <table:table-row>
          <table:table-cell table:style-name="Table18.A26" office:value-type="float" office:value="0">
            <text:p text:style-name="Table_20_Contents">5.3.3</text:p>
          </table:table-cell>
          <table:table-cell table:style-name="Table18.B30" office:value-type="string">
            <text:p text:style-name="Table_20_Contents">4-Jul-2012</text:p>
          </table:table-cell>
          <table:table-cell table:style-name="Table18.C30" office:value-type="string">
            <text:p text:style-name="Table_20_Contents">HK</text:p>
          </table:table-cell>
          <table:table-cell table:style-name="Table18.D30" office:value-type="string">
            <text:p text:style-name="P66">Added “nolog” dataset parameter to suppress logging.</text:p>
          </table:table-cell>
        </table:table-row>
        <table:table-row>
          <table:table-cell table:style-name="Table18.A27" office:value-type="float" office:value="0">
            <text:p text:style-name="Table_20_Contents">5.3.4</text:p>
          </table:table-cell>
          <table:table-cell table:style-name="Table18.B30" office:value-type="string">
            <text:p text:style-name="Table_20_Contents">7-Aug-2012</text:p>
          </table:table-cell>
          <table:table-cell table:style-name="Table18.C30" office:value-type="string">
            <text:p text:style-name="Table_20_Contents">HK</text:p>
          </table:table-cell>
          <table:table-cell table:style-name="Table18.D30" office:value-type="string">
            <text:p text:style-name="P66">Added “post_connect” query to database connection config.</text:p>
          </table:table-cell>
        </table:table-row>
        <table:table-row>
          <table:table-cell table:style-name="Table18.A28" office:value-type="float" office:value="0">
            <text:p text:style-name="Table_20_Contents">5.3.5</text:p>
          </table:table-cell>
          <table:table-cell table:style-name="Table18.B30" office:value-type="string">
            <text:p text:style-name="Table_20_Contents">17-Aug-2012</text:p>
          </table:table-cell>
          <table:table-cell table:style-name="Table18.C30" office:value-type="string">
            <text:p text:style-name="Table_20_Contents">HK</text:p>
          </table:table-cell>
          <table:table-cell table:style-name="Table18.D30" office:value-type="string">
            <text:p text:style-name="P66">Added “ignore” dataset parameter to suppress warnings.</text:p>
          </table:table-cell>
        </table:table-row>
        <table:table-row>
          <table:table-cell table:style-name="Table18.A29" office:value-type="float" office:value="0">
            <text:p text:style-name="P23">5.3.6</text:p>
          </table:table-cell>
          <table:table-cell table:style-name="Table18.B30" office:value-type="string">
            <text:p text:style-name="P23">16-Jan-2013</text:p>
          </table:table-cell>
          <table:table-cell table:style-name="Table18.C30" office:value-type="string">
            <text:p text:style-name="P23">JL</text:p>
          </table:table-cell>
          <table:table-cell table:style-name="Table18.D30" office:value-type="string">
            <text:p text:style-name="P67">Added support for custom DBH attributes.</text:p>
          </table:table-cell>
        </table:table-row>
        <table:table-row>
          <table:table-cell table:style-name="Table18.A30" office:value-type="float" office:value="0">
            <text:p text:style-name="P153">5.4.6</text:p>
          </table:table-cell>
          <table:table-cell table:style-name="Table18.B30" office:value-type="string">
            <text:p text:style-name="P153">18-Mar-2014</text:p>
          </table:table-cell>
          <table:table-cell table:style-name="Table18.C30" office:value-type="string">
            <text:p text:style-name="P153">JXC</text:p>
          </table:table-cell>
          <table:table-cell table:style-name="Table18.D30" office:value-type="string">
            <text:p text:style-name="P156">Added “!out” flag to support DBD::Oracle RETURNIN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41379433658795876" text:style-name="L1">
        <text:list-item>
          <text:p text:style-name="P70">Rich Internet Application. <text:s/>Ajax (XML or JSON) requests and responses.</text:p>
        </text:list-item>
        <text:list-item>
          <text:p text:style-name="P70">JARVIS</text:p>
        </text:list-item>
        <text:list-item>
          <text:p text:style-name="P7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66391795092529850" text:style-name="L2">
        <text:list-item>
          <text:p text:style-name="P72">Secure: </text:p>
          <text:list>
            <text:list-item>
              <text:p text:style-name="P71">Jarvis can run over https. <text:s/></text:p>
            </text:list-item>
            <text:list-item>
              <text:p text:style-name="P71">Jarvis uses single-login and CGI cookies to maintain authenticated sessions. <text:s/></text:p>
            </text:list-item>
            <text:list-item>
              <text:p text:style-name="P71">Jarvis uses parameterized statements to prevent against SQL injection. </text:p>
            </text:list-item>
            <text:list-item>
              <text:p text:style-name="P71">Jarvis provides group-based access control.</text:p>
            </text:list-item>
          </text:list>
        </text:list-item>
        <text:list-item>
          <text:p text:style-name="P72">Extensible:</text:p>
          <text:list>
            <text:list-item>
              <text:p text:style-name="P73">Jarvis provides independent “datasets”, defined as simple XML files containing SQL.</text:p>
            </text:list-item>
            <text:list-item>
              <text:p text:style-name="P73">Jarvis provides configurable “exec” extensions (e.g. running Jasper reports).</text:p>
            </text:list-item>
            <text:list-item>
              <text:p text:style-name="P73">Jarvis provides a “plugin” mechanism for adding custom Perl modules.</text:p>
            </text:list-item>
          </text:list>
        </text:list-item>
        <text:list-item>
          <text:p text:style-name="P72">Standards-Based:</text:p>
          <text:list>
            <text:list-item>
              <text:p text:style-name="P73">Jarvis is based on XML, JSON, http/s and REST.</text:p>
            </text:list-item>
          </text:list>
        </text:list-item>
        <text:list-item>
          <text:p text:style-name="P72">Reasonably Efficient:</text:p>
          <text:list>
            <text:list-item>
              <text:p text:style-name="P73">Jarvis is “plenty fast enough”. <text:s/></text:p>
            </text:list-item>
            <text:list-item>
              <text:p text:style-name="P73">Jarvis is written in a scripted language as many back end services are.</text:p>
            </text:list-item>
            <text:list-item>
              <text:p text:style-name="P73">Jarvis can cache database connections under mod_perl.</text:p>
            </text:list-item>
          </text:list>
        </text:list-item>
      </text:list>
      <text:p text:style-name="P25">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9">Jarvis is distributed in the hope that it will be useful, but WITHOUT ANY WARRANTY; without even the implied warranty of MERCHANTABILITY or FITNESS FOR A PARTICULAR PURPOSE. <text:s/>See the GNU General Public License for more details.</text:p>
      <text:p text:style-name="P49">You should have received a copy of the GNU Lesser General Public License along with Jarvis. <text:s/>If not, see &lt;http://www.gnu.org/licenses/&gt;.</text:p>
      <text:p text:style-name="P49">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6" text:outline-level="1">Installation</text:h>
      <text:h text:style-name="Heading_20_2" text:outline-level="2">Separate Documentation</text:h>
      <text:p text:style-name="Text_20_body">Please see the separate “Jarvis Install” document. <text:s/>That covers:</text:p>
      <text:list xml:id="list1672338377513972877" text:style-name="L3">
        <text:list-item>
          <text:p text:style-name="P76">Installation on Linux, Solaris and Windows.</text:p>
        </text:list-item>
        <text:list-item>
          <text:p text:style-name="P76">Testing your Jarvis installation.</text:p>
        </text:list-item>
        <text:list-item>
          <text:p text:style-name="P76">Testing the “Demo” application.</text:p>
        </text:list-item>
        <text:list-item>
          <text:p text:style-name="P76">Installing the “Tracker” application.</text:p>
        </text:list-item>
      </text:list>
      <text:h text:style-name="P14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861884928471483187" text:style-name="L4">
        <text:list-item>
          <text:p text:style-name="P77">The database connection(s).</text:p>
        </text:list-item>
        <text:list-item>
          <text:p text:style-name="P77">The username/group list.</text:p>
        </text:list-item>
        <text:list-item>
          <text:p text:style-name="P7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4">“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4"><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8373993860733718599" text:style-name="L5">
        <text:list-item>
          <text:p text:style-name="P78">This may be over-ridden a per-request basis with the CGI parameter “format”.</text:p>
        </text:list-item>
        <text:list-item>
          <text:p text:style-name="P78">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318567284371941533" text:style-name="L6">
        <text:list-item>
          <text:p text:style-name="P79">All client-submitted request body.</text:p>
        </text:list-item>
        <text:list-item>
          <text:p text:style-name="P79">All returned XML/JSON/CSV content.</text:p>
        </text:list-item>
        <text:list-item>
          <text:p text:style-name="P7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4">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592230930175663399" text:style-name="L7">
        <text:list-item>
          <text:p text:style-name="P80">Extract ALL records from the database query.</text:p>
        </text:list-item>
        <text:list-item>
          <text:p text:style-name="P80">Slice out and return only those rows specified by the page parameters. <text:s/>E.g start = 50, limit = 25 means return rows with zero-based indexes 50-74.</text:p>
        </text:list-item>
        <text:list-item>
          <text:p text:style-name="P80">Return “fetched” as the total number of all rows read from the database query.</text:p>
        </text:list-item>
        <text:list-item>
          <text:p text:style-name="P80">Return “returned” as the number of data rows from the sliced page.</text:p>
        </text:list-item>
        <text:list-item>
          <text:p text:style-name="P8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1839518052948" text:continue-numbering="true" text:style-name="L7">
        <text:list-item>
          <text:p text:style-name="P80">Extract ALL records from the database query in the default query sort order.</text:p>
        </text:list-item>
        <text:list-item>
          <text:p text:style-name="P80">Use Perl “cmp” alphabetical sorting either ascending or descending.</text:p>
        </text:list-item>
        <text:list-item>
          <text:p text:style-name="P8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374141640950001923" text:style-name="L8">
        <text:list-item>
          <text:p text:style-name="P81">Dataset Type</text:p>
        </text:list-item>
        <text:list-item>
          <text:p text:style-name="P8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4468240298102754569" text:style-name="L9">
              <text:list-item>
                <text:p text:style-name="P147">“dbi” (SQL databases using default DBI driver).</text:p>
              </text:list-item>
              <text:list-item>
                <text:p text:style-name="P14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6033137628021379799" text:style-name="L10">
        <text:list-item>
          <text:p text:style-name="P82">The client-supplied dataset name must not include the “.xml” suffix added by the server.</text:p>
        </text:list-item>
        <text:list-item>
          <text:p text:style-name="P82">The matched prefix is stripped from the dataset name before expansion.</text:p>
        </text:list-item>
        <text:list-item>
          <text:p text:style-name="P82">The dataset name specified by the client must consist only of characters from the following list: “a-z”, “A-Z”, “0-9”, “_” (underscore), “-” (hyphen) and “.” (dot).</text:p>
        </text:list-item>
        <text:list-item>
          <text:p text:style-name="P82">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2">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2">/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2">/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2">/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2">/another/path</text:span>/set/name.xml</text:p>
          </table:table-cell>
        </table:table-row>
      </table:table>
      <text:p text:style-name="P24">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6">Every application must have a login module defined. <text:s/>Jarvis offers half a dozen login modules to handle commonly used situations. <text:s text:c="2"/>You can easily add your own by copying and modifying the supplied defaults.</text:p>
      <text:p text:style-name="P26">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10">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5">Optional parameters passed on to DBI::prepare. Example:</text:p>
            <text:p text:style-name="P1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24">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62"><text:span text:style-name="T13">In</text:span> addition, the <text:span text:style-name="T13">database </text:span>configuration supports additional contained “<text:span text:style-name="T13">dbh_attributes</text:span>” tags <text:span text:style-name="T13">which are passed to the DBI-&gt;connect() method when logging into the database. For example:</text:span></text:p>
      <text:p text:style-name="P63"/>
      <text:p text:style-name="P55"><text:s text:c="8"/><text:span text:style-name="T13">&lt;database connect="dbi:Sybase:server=192.168.1.5;database=mydb" username="sa" password="sa"&gt;</text:span></text:p>
      <text:p text:style-name="P57"><text:s text:c="12"/>&lt;dbh_attributes&gt;</text:p>
      <text:p text:style-name="P57"><text:s text:c="16"/>&lt;attribute name="syb_chained_txn" value="0"/&gt; </text:p>
      <text:p text:style-name="P57"><text:s text:c="12"/>&lt;/dbh_attributes&gt;</text:p>
      <text:p text:style-name="P57"/>
      <text:p text:style-name="P57"><text:s text:c="12"/>&lt;post_connect&gt;</text:p>
      <text:p text:style-name="P57"><text:soft-page-break/><text:s text:c="16"/>SET ANSI_WARNINGS, ANSI_PADDING, ANSI_NULLS, ARITHABORT, QUOTED_IDENTIFIER, CONCAT_NULL_YIELDS_NULL ON;</text:p>
      <text:p text:style-name="P57"><text:s text:c="12"/>&lt;/post_connect&gt;</text:p>
      <text:p text:style-name="P57"><text:s text:c="8"/>&lt;/database&gt;</text:p>
      <text:p text:style-name="P42"/>
      <text:p text:style-name="P42">Each<text:span text:style-name="T13"> dbh_attributes</text:span> sub-element <text:span text:style-name="T13">named “attribute”</text:span> has a “name” and “value” attribute. <text:s/>These parameters are passed directly to <text:span text:style-name="T13">DBH-&gt;connect() method, in the fourth parameter</text:span>. </text:p>
      <text:p text:style-name="P42"/>
      <text:p text:style-name="P43">Note when connecting to MS SQL Server on a Linux platform via the DBD::Sybase driver, using <text:span text:style-name="T14">DBD::Sybase</text:span> versions later than v1.00, the use of the DBH attribute “syb_chained_txn” is required, lest the following error occur:</text:p>
      <text:p text:style-name="P56">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399786489248673708" text:style-name="L11">
              <text:list-item>
                <text:p text:style-name="P148">cookie <text:s text:c="2"/>- Look in the cookie (as per the 'cookie' attribute).</text:p>
              </text:list-item>
              <text:list-item>
                <text:p text:style-name="P14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4">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4">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38">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4">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242172968047306624" text:style-name="L12">
        <text:list-item>
          <text:p text:style-name="P83">Cookie-only based authentication. <text:s/>The default approach to session management is for Jarvis to store session ID's in a HTTP cookie. This cookie is returned to the client with every successful request to Jarvis. This approach:</text:p>
          <text:list>
            <text:list-item>
              <text:p text:style-name="P83">Requires no specific support by client applications. Web browsers will transfer the cookie automatically with every request.</text:p>
            </text:list-item>
            <text:list-item>
              <text:p text:style-name="P83"><text:soft-page-break/>Allows web-browser applications to have the same session across all open windows. E.g. this allows users to open many browser tabs/windows into the application, and all of these will use the same session ID. </text:p>
            </text:list-item>
            <text:list-item>
              <text:p text:style-name="P83">Allows users to, within the session timeout, re-access web based systems without retyping their username/password.</text:p>
            </text:list-item>
          </text:list>
        </text:list-item>
        <text:list-item>
          <text:p text:style-name="P8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3">Without explicit support in the application to manage and support it, each new window or tab opened for a web-based application will require the user to log back into the application. In many situations this is highly undesirable.</text:p>
            </text:list-item>
            <text:list-item>
              <text:p text:style-name="P8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3">Jarvis will first examine the URL for the SID parameter, and then try the cookie.</text:p>
            </text:list-item>
            <text:list-item>
              <text:p text:style-name="P83">The client system can by default use cookie based SIDs, and then switch to using URL based SIDs when necessary (e.g. when the user wants a secondary login to the application).</text:p>
            </text:list-item>
            <text:list-item>
              <text:p text:style-name="P8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978705407906295748" text:style-name="L13">
        <text:list-item>
          <text:p text:style-name="P84"><text:span text:style-name="T2">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4"><text:span text:style-name="T2">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4"><text:span text:style-name="T2">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906891123521228986" text:style-name="L14">
        <text:list-item>
          <text:p text:style-name="P126">ActiveDirectory.pm</text:p>
        </text:list-item>
        <text:list-item>
          <text:p text:style-name="P130">BasicAuth.pm</text:p>
        </text:list-item>
        <text:list-item>
          <text:p text:style-name="P130">Database.pm</text:p>
        </text:list-item>
        <text:list-item>
          <text:p text:style-name="P130">Adempiere.pm</text:p>
        </text:list-item>
        <text:list-item>
          <text:p text:style-name="P130">Drupal6.pm</text:p>
        </text:list-item>
        <text:list-item>
          <text:p text:style-name="P130">None.pm</text:p>
        </text:list-item>
        <text:list-item>
          <text:p text:style-name="P85">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5">module</text:p>
          </table:table-cell>
          <table:table-cell table:style-name="Table32.B5" office:value-type="string">
            <text:p text:style-name="P15">&lt;none&gt;</text:p>
          </table:table-cell>
          <table:table-cell table:style-name="Table32.C5" office:value-type="string">
            <text:p text:style-name="P15">Full name of the module to load, e.g. Jarvis::Login::None.</text:p>
          </table:table-cell>
        </table:table-row>
        <table:table-row table:style-name="Table32.1">
          <table:table-cell table:style-name="Table32.A5" office:value-type="string">
            <text:p text:style-name="P15">lib</text:p>
          </table:table-cell>
          <table:table-cell table:style-name="Table32.B5" office:value-type="string">
            <text:p text:style-name="P15">&lt;none&gt;</text:p>
          </table:table-cell>
          <table:table-cell table:style-name="Table32.C5" office:value-type="string">
            <text:p text:style-name="P15">Optional base library directory in which to find the module. <text:s/>Note that the "default_libs" are also searched.</text:p>
          </table:table-cell>
        </table:table-row>
        <table:table-row table:style-name="Table32.1">
          <table:table-cell table:style-name="Table32.A5" office:value-type="string">
            <text:p text:style-name="P15">parameter</text:p>
          </table:table-cell>
          <table:table-cell table:style-name="Table32.B5" office:value-type="string">
            <text:p text:style-name="P15">&lt;none&gt;</text:p>
          </table:table-cell>
          <table:table-cell table:style-name="Table32.C5" office:value-type="string">
            <text:p text:style-name="P15">One or more sub-parameters with "name" and "value" attributes.</text:p>
          </table:table-cell>
        </table:table-row>
        <table:table-row table:style-name="Table32.1">
          <table:table-cell table:style-name="Table32.A5" office:value-type="string">
            <text:p text:style-name="P15">require_post</text:p>
          </table:table-cell>
          <table:table-cell table:style-name="Table32.B5" office:value-type="string">
            <text:p text:style-name="P15">no</text:p>
          </table:table-cell>
          <table:table-cell table:style-name="Table32.C5"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5">server</text:p>
          </table:table-cell>
          <table:table-cell table:style-name="Table8.B8" office:value-type="string">
            <text:p text:style-name="P15">&lt;none&gt;</text:p>
          </table:table-cell>
          <table:table-cell table:style-name="Table8.C8"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5">port</text:p>
          </table:table-cell>
          <table:table-cell table:style-name="Table8.B8" office:value-type="string">
            <text:p text:style-name="P15">389</text:p>
          </table:table-cell>
          <table:table-cell table:style-name="Table8.C8" office:value-type="string">
            <text:p text:style-name="P15">IP port number.</text:p>
          </table:table-cell>
        </table:table-row>
        <table:table-row table:style-name="Table8.1">
          <table:table-cell table:style-name="Table8.A8" office:value-type="string">
            <text:p text:style-name="P15">bind_username</text:p>
          </table:table-cell>
          <table:table-cell table:style-name="Table8.B8" office:value-type="string">
            <text:p text:style-name="P15">''</text:p>
          </table:table-cell>
          <table:table-cell table:style-name="Table8.C8" office:value-type="string">
            <text:p text:style-name="P15">The username to be specified at the bind attempt.</text:p>
          </table:table-cell>
        </table:table-row>
        <table:table-row table:style-name="Table8.1">
          <table:table-cell table:style-name="Table8.A8" office:value-type="string">
            <text:p text:style-name="P15">bind_password</text:p>
          </table:table-cell>
          <table:table-cell table:style-name="Table8.B8" office:value-type="string">
            <text:p text:style-name="P15">''</text:p>
          </table:table-cell>
          <table:table-cell table:style-name="Table8.C8" office:value-type="string">
            <text:p text:style-name="P15">The password to be specified at the bind attempt.</text:p>
          </table:table-cell>
        </table:table-row>
        <table:table-row table:style-name="Table8.1">
          <table:table-cell table:style-name="Table8.A8" office:value-type="string">
            <text:p text:style-name="P15">base_object</text:p>
          </table:table-cell>
          <table:table-cell table:style-name="Table8.B8" office:value-type="string">
            <text:p text:style-name="P15">&lt;none&gt;</text:p>
          </table:table-cell>
          <table:table-cell table:style-name="Table8.C8" office:value-type="string">
            <text:p text:style-name="P15">The base object to be specified in the search request. <text:s/>Mandatory.</text:p>
          </table:table-cell>
        </table:table-row>
        <table:table-row table:style-name="Table8.1">
          <table:table-cell table:style-name="Table8.A8" office:value-type="string">
            <text:p text:style-name="P15">no_password</text:p>
          </table:table-cell>
          <table:table-cell table:style-name="Table8.B7" office:value-type="float" office:value="0">
            <text:p text:style-name="P15">0</text:p>
          </table:table-cell>
          <table:table-cell table:style-name="Table8.C8" office:value-type="string">
            <text:p text:style-name="P15">If set true, the module will skip the password checking.</text:p>
          </table:table-cell>
        </table:table-row>
        <table:table-row table:style-name="Table8.1">
          <table:table-cell table:style-name="Table8.A8" office:value-type="string">
            <text:p text:style-name="P15">allowed_groups</text:p>
          </table:table-cell>
          <table:table-cell table:style-name="Table8.B8" office:value-type="string">
            <text:p text:style-name="P15">''</text:p>
          </table:table-cell>
          <table:table-cell table:style-name="Table8.C8" office:value-type="string">
            <text:p text:style-name="P15">Comma-separated list of groups. If specified, restricts login to users with group in allowed groups. Wildcard * is supported.</text:p>
          </table:table-cell>
        </table:table-row>
      </table:table>
      <text:p text:style-name="P24">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5">require_https</text:p>
          </table:table-cell>
          <table:table-cell table:style-name="Table9.B6" office:value-type="string">
            <text:p text:style-name="P15">no</text:p>
          </table:table-cell>
          <table:table-cell table:style-name="Table9.C6" office:value-type="string">
            <text:p text:style-name="P15">If “yes” then we require the connection to be HTTPS not HTTP.</text:p>
          </table:table-cell>
        </table:table-row>
        <table:table-row table:style-name="Table9.1">
          <table:table-cell table:style-name="Table9.A6" office:value-type="string">
            <text:p text:style-name="P15">remote_ip</text:p>
          </table:table-cell>
          <table:table-cell table:style-name="Table9.B6" office:value-type="string">
            <text:p text:style-name="P15">&lt;none&gt;</text:p>
          </table:table-cell>
          <table:table-cell table:style-name="Table9.C6" office:value-type="string">
            <text:p text:style-name="P15">If specified, this is a comma-separated list if IP addresses, one of which must be an exact match on the user's IP address.</text:p>
          </table:table-cell>
        </table:table-row>
        <table:table-row table:style-name="Table9.1">
          <table:table-cell table:style-name="Table9.A6" office:value-type="string">
            <text:p text:style-name="P15">remote_user</text:p>
          </table:table-cell>
          <table:table-cell table:style-name="Table9.B6" office:value-type="string">
            <text:p text:style-name="P15">&lt;none&gt;</text:p>
          </table:table-cell>
          <table:table-cell table:style-name="Table9.C6"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5">username</text:p>
          </table:table-cell>
          <table:table-cell table:style-name="Table9.B6" office:value-type="string">
            <text:p text:style-name="P15">&lt;none&gt;</text:p>
          </table:table-cell>
          <table:table-cell table:style-name="Table9.C6" office:value-type="string">
            <text:p text:style-name="P15">Jarvis username which the user will be granted. <text:s/>If not specified, the name passed from Apache BasicAuth will be used.</text:p>
          </table:table-cell>
        </table:table-row>
        <table:table-row table:style-name="Table9.1">
          <table:table-cell table:style-name="Table9.A6" office:value-type="string">
            <text:p text:style-name="P15">group_list</text:p>
          </table:table-cell>
          <table:table-cell table:style-name="Table9.B6" office:value-type="string">
            <text:p text:style-name="P15">&lt;none&gt;</text:p>
          </table:table-cell>
          <table:table-cell table:style-name="Table9.C6"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4">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ext:soft-page-break/>
        <table:table-row table:style-name="Table10.1">
          <table:table-cell table:style-name="Table10.A11" office:value-type="string">
            <text:p text:style-name="P15">user_table</text:p>
          </table:table-cell>
          <table:table-cell table:style-name="Table10.B11" office:value-type="string">
            <text:p text:style-name="P15">&lt;none&gt;</text:p>
          </table:table-cell>
          <table:table-cell table:style-name="Table10.C11" office:value-type="string">
            <text:p text:style-name="P15">Name of the database table containing username and password columns. <text:s/>Mandatory.</text:p>
          </table:table-cell>
        </table:table-row>
        <table:table-row table:style-name="Table10.1">
          <table:table-cell table:style-name="Table10.A11" office:value-type="string">
            <text:p text:style-name="P15">user_id_column</text:p>
          </table:table-cell>
          <table:table-cell table:style-name="Table10.B11" office:value-type="string">
            <text:p text:style-name="P15">&lt;none&gt;</text:p>
          </table:table-cell>
          <table:table-cell table:style-name="Table10.C11" office:value-type="string">
            <text:p text:style-name="P15">Name of username ID column. <text:s/>Optional.</text:p>
          </table:table-cell>
        </table:table-row>
        <table:table-row table:style-name="Table10.1">
          <table:table-cell table:style-name="Table10.A11" office:value-type="string">
            <text:p text:style-name="P15">user_username_column</text:p>
          </table:table-cell>
          <table:table-cell table:style-name="Table10.B11" office:value-type="string">
            <text:p text:style-name="P15">&lt;none&gt;</text:p>
          </table:table-cell>
          <table:table-cell table:style-name="Table10.C11" office:value-type="string">
            <text:p text:style-name="P15">Name of the username column. <text:s/>Mandatory.</text:p>
          </table:table-cell>
        </table:table-row>
        <table:table-row table:style-name="Table10.1">
          <table:table-cell table:style-name="Table10.A11" office:value-type="string">
            <text:p text:style-name="P15">user_password_column</text:p>
          </table:table-cell>
          <table:table-cell table:style-name="Table10.B11" office:value-type="string">
            <text:p text:style-name="P15">&lt;none&gt;</text:p>
          </table:table-cell>
          <table:table-cell table:style-name="Table10.C11" office:value-type="string">
            <text:p text:style-name="P15">Name of the password column. <text:s/>Mandatory.</text:p>
          </table:table-cell>
        </table:table-row>
        <table:table-row table:style-name="Table10.1">
          <table:table-cell table:style-name="Table10.A11" office:value-type="string">
            <text:p text:style-name="P15">group_table</text:p>
          </table:table-cell>
          <table:table-cell table:style-name="Table10.B11" office:value-type="string">
            <text:p text:style-name="P15">&lt;none&gt;</text:p>
          </table:table-cell>
          <table:table-cell table:style-name="Table10.C11" office:value-type="string">
            <text:p text:style-name="P15">Optional group table containing username/group pairs.</text:p>
          </table:table-cell>
        </table:table-row>
        <table:table-row table:style-name="Table10.1">
          <table:table-cell table:style-name="Table10.A11" office:value-type="string">
            <text:p text:style-name="P15">group_username_column</text:p>
          </table:table-cell>
          <table:table-cell table:style-name="Table10.B11" office:value-type="string">
            <text:p text:style-name="P15">&lt;none&gt;</text:p>
          </table:table-cell>
          <table:table-cell table:style-name="Table10.C11" office:value-type="string">
            <text:p text:style-name="P15">Name of the username column in the group table.</text:p>
          </table:table-cell>
        </table:table-row>
        <table:table-row table:style-name="Table10.1">
          <table:table-cell table:style-name="Table10.A11" office:value-type="string">
            <text:p text:style-name="P15">group_group_column</text:p>
          </table:table-cell>
          <table:table-cell table:style-name="Table10.B11" office:value-type="string">
            <text:p text:style-name="P15">&lt;none&gt;</text:p>
          </table:table-cell>
          <table:table-cell table:style-name="Table10.C11" office:value-type="string">
            <text:p text:style-name="P15">Name of the group name column in the group table.</text:p>
          </table:table-cell>
        </table:table-row>
        <table:table-row table:style-name="Table10.1">
          <table:table-cell table:style-name="Table10.A11" office:value-type="string">
            <text:p text:style-name="P15">encryption</text:p>
          </table:table-cell>
          <table:table-cell table:style-name="Table10.B11" office:value-type="string">
            <text:p text:style-name="P15">none</text:p>
          </table:table-cell>
          <table:table-cell table:style-name="Table10.C11" office:value-type="string">
            <text:p text:style-name="P15">Specifies the encyption method for the password. This can be one of:</text:p>
            <text:list xml:id="list718729322187358005" text:style-name="L15">
              <text:list-item>
                <text:p text:style-name="P149">none – no encryption.</text:p>
              </text:list-item>
              <text:list-item>
                <text:p text:style-name="P149">md5 <text:s/>- the md5 hash algorithm is used, with optional salt.</text:p>
              </text:list-item>
              <text:list-item>
                <text:p text:style-name="P149">eksblowfish – the Eksblowfish encryption algorithm is used. Salt is hard coded to 16.</text:p>
              </text:list-item>
            </text:list>
            <text:p text:style-name="P15"/>
            <text:p text:style-name="P13"><text:span text:style-name="T12">Note: </text:span><text:span text:style-name="T6">it is strongly suggested that eksblowfish is used, for reasons outlined here:</text:span></text:p>
            <text:p text:style-name="P20"/>
            <text:p text:style-name="P13"><text:a xlink:type="simple" xlink:href="http://paulbuchheit.blogspot.com/2007/09/quick-read-this-if-you-ever-store.html"><text:span text:style-name="T6">http://paulbuchheit.blogspot.com/2007/09/quick-read-this-if-you-ever-store.html</text:span></text:a><text:span text:style-name="T6">.</text:span></text:p>
          </table:table-cell>
        </table:table-row>
        <table:table-row table:style-name="Table10.1">
          <table:table-cell table:style-name="Table10.A11" office:value-type="string">
            <text:p text:style-name="P15">salt_prefix_len</text:p>
          </table:table-cell>
          <table:table-cell table:style-name="Table10.B11" office:value-type="string">
            <text:p text:style-name="P15">0</text:p>
          </table:table-cell>
          <table:table-cell table:style-name="Table10.C11"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4">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2">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7910463411757087098" text:style-name="L16">
        <text:list-item>
          <text:p text:style-name="P127">ad_user</text:p>
        </text:list-item>
        <text:list-item>
          <text:p text:style-name="P131"><text:soft-page-break/>ad_user_roles</text:p>
        </text:list-item>
        <text:list-item>
          <text:p text:style-name="P131">ad_role</text:p>
        </text:list-item>
        <text:list-item>
          <text:p text:style-name="P127">ad_window_access</text:p>
        </text:list-item>
        <text:list-item>
          <text:p text:style-name="P131">ad_process</text:p>
        </text:list-item>
        <text:list-item>
          <text:p text:style-name="P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7" office:value-type="string">
            <text:p text:style-name="P15">client_name</text:p>
          </table:table-cell>
          <table:table-cell table:style-name="Table27.B7" office:value-type="string">
            <text:p text:style-name="P15">&lt;none&gt;</text:p>
          </table:table-cell>
          <table:table-cell table:style-name="Table27.C7" office:value-type="string">
            <text:p text:style-name="P15">Name of the single Adempiere client (table ad_client) for whom we allow login via this method. <text:s/>Mandatory.</text:p>
          </table:table-cell>
        </table:table-row>
        <table:table-row table:style-name="Table27.1">
          <table:table-cell table:style-name="Table27.A7" office:value-type="string">
            <text:p text:style-name="P15">org_name</text:p>
          </table:table-cell>
          <table:table-cell table:style-name="Table27.B7" office:value-type="string">
            <text:p text:style-name="P15">&lt;none&gt;</text:p>
          </table:table-cell>
          <table:table-cell table:style-name="Table27.C7" office:value-type="string">
            <text:p text:style-name="P15">Name of the single Adempiere organization (table ad_org) for whom we allow login via this method. <text:s/>Mandatory.</text:p>
          </table:table-cell>
        </table:table-row>
        <table:table-row table:style-name="Table27.1">
          <table:table-cell table:style-name="Table27.A7" office:value-type="string">
            <text:p text:style-name="P15">reverse_dns</text:p>
          </table:table-cell>
          <table:table-cell table:style-name="Table27.B7" office:value-type="string">
            <text:p text:style-name="P15">No</text:p>
          </table:table-cell>
          <table:table-cell table:style-name="Table27.C7"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5">relevant_groups</text:p>
          </table:table-cell>
          <table:table-cell table:style-name="Table27.B7" office:value-type="string">
            <text:p text:style-name="P15"/>
          </table:table-cell>
          <table:table-cell table:style-name="Table27.C7"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7" office:value-type="string">
            <text:p text:style-name="P15">allowed_groups</text:p>
          </table:table-cell>
          <table:table-cell table:style-name="Table27.B7" office:value-type="string">
            <text:p text:style-name="P15">''</text:p>
          </table:table-cell>
          <table:table-cell table:style-name="Table27.C7"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4">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751263708574598326" text:style-name="L17">
        <text:list-item>
          <text:p text:style-name="P132"><text:span text:style-name="T10">role-&lt;role_name&gt; <text:s text:c="6"/><text:tab/></text:span>For each active user role.</text:p>
        </text:list-item>
        <text:list-item>
          <text:p text:style-name="P132"><text:span text:style-name="T10">read-&lt;window_name&gt; <text:s text:c="5"/><text:tab/></text:span>For each active window access (read access)</text:p>
        </text:list-item>
        <text:list-item>
          <text:p text:style-name="P87"><text:span text:style-name="T10">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28963069381967130" text:style-name="L18">
        <text:list-item>
          <text:p text:style-name="P88">Check to see if an existing, valid Drupal session cookie is defined.</text:p>
        </text:list-item>
        <text:list-item>
          <text:p text:style-name="P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1840876757338" text:continue-list="list7910463411757087098" text:style-name="L16">
        <text:list-item>
          <text:p text:style-name="P141">users</text:p>
        </text:list-item>
        <text:list-item>
          <text:p text:style-name="P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5" office:value-type="string">
            <text:p text:style-name="P15">login_type</text:p>
          </table:table-cell>
          <table:table-cell table:style-name="Table29.B5" office:value-type="string">
            <text:p text:style-name="P15">drupal</text:p>
          </table:table-cell>
          <table:table-cell table:style-name="Table29.C5" office:value-type="string">
            <text:p text:style-name="P15"><text:span text:style-name="T10">drupal</text:span> = We insist on an existing Drupal session cookie.</text:p>
            <text:p text:style-name="P15"><text:span text:style-name="T10">jarvis</text:span> = Jarvis performs session login and management.</text:p>
          </table:table-cell>
        </table:table-row>
        <table:table-row table:style-name="Table29.1">
          <table:table-cell table:style-name="Table29.A5" office:value-type="string">
            <text:p text:style-name="P15">admin_only</text:p>
          </table:table-cell>
          <table:table-cell table:style-name="Table29.B5" office:value-type="string">
            <text:p text:style-name="P15">no</text:p>
          </table:table-cell>
          <table:table-cell table:style-name="Table29.C5" office:value-type="string">
            <text:p text:style-name="P15">Is the user required to be the primary administrator (uid = 1).</text:p>
          </table:table-cell>
        </table:table-row>
        <table:table-row table:style-name="Table29.1">
          <table:table-cell table:style-name="Table29.A5" office:value-type="string">
            <text:p text:style-name="P15">admin_group</text:p>
          </table:table-cell>
          <table:table-cell table:style-name="Table29.B5" office:value-type="string">
            <text:p text:style-name="P15">admin</text:p>
          </table:table-cell>
          <table:table-cell table:style-name="Table29.C5" office:value-type="string">
            <text:p text:style-name="P15">What group is assigned to the user with (uid = 1).</text:p>
          </table:table-cell>
        </table:table-row>
      </table:table>
      <text:p text:style-name="P24">Table <text:sequence text:ref-name="refTable11" text:name="Table" text:formula="ooow:Table+1" style:num-format="1">12</text:sequence>: Drupal6 Login Module Parameters</text:p>
      <text:p text:style-name="Text_20_body">The determined group list is:</text:p>
      <text:list xml:id="list7132017465442061187" text:style-name="L19">
        <text:list-item>
          <text:p text:style-name="P133"><text:span text:style-name="T10">&lt;admin_group&gt;<text:tab/> <text:s text:c="6"/><text:tab/></text:span><text:span text:style-name="T7">For the user with uid = 1.</text:span></text:p>
        </text:list-item>
        <text:list-item>
          <text:p text:style-name="P89"><text:span text:style-name="T10">&lt;role1&gt;,&lt;role2&gt;<text:tab/> <text:s text:c="4"/><text:tab/></text:span><text:span text:style-name="T7">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5">username</text:p>
          </table:table-cell>
          <table:table-cell table:style-name="Table11.B3" office:value-type="string">
            <text:p text:style-name="P15">&lt;none&gt;</text:p>
          </table:table-cell>
          <table:table-cell table:style-name="Table11.C3" office:value-type="string">
            <text:p text:style-name="P15">User name to assign to all logins.</text:p>
          </table:table-cell>
        </table:table-row>
        <table:table-row table:style-name="Table11.1">
          <table:table-cell table:style-name="Table11.A3" office:value-type="string">
            <text:p text:style-name="P15">group_list</text:p>
          </table:table-cell>
          <table:table-cell table:style-name="Table11.B3" office:value-type="string">
            <text:p text:style-name="P15">&lt;none&gt;</text:p>
          </table:table-cell>
          <table:table-cell table:style-name="Table11.C3" office:value-type="string">
            <text:p text:style-name="P15">Comma-separated group list to assign to all logins.</text:p>
          </table:table-cell>
        </table:table-row>
      </table:table>
      <text:p text:style-name="P24">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463070559586575435" text:style-name="L20">
        <text:list-item>
          <text:p text:style-name="P90">Remote (client) IP address match, and/or</text:p>
        </text:list-item>
        <text:list-item>
          <text:p text:style-name="P90">Client must supply username and password, and/or</text:p>
        </text:list-item>
        <text:list-item>
          <text:p text:style-name="P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5">username</text:p>
          </table:table-cell>
          <table:table-cell table:style-name="Table19.B6" office:value-type="string">
            <text:p text:style-name="P1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5">group_list</text:p>
          </table:table-cell>
          <table:table-cell table:style-name="Table19.B6" office:value-type="string">
            <text:p text:style-name="P1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5">password</text:p>
          </table:table-cell>
          <table:table-cell table:style-name="Table19.B6" office:value-type="string">
            <text:p text:style-name="P1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5">remote_ip</text:p>
          </table:table-cell>
          <table:table-cell table:style-name="Table19.B6" office:value-type="string">
            <text:p text:style-name="P1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5">require_https</text:p>
          </table:table-cell>
          <table:table-cell table:style-name="Table19.B6" office:value-type="string">
            <text:p text:style-name="P15">no</text:p>
          </table:table-cell>
          <table:table-cell table:style-name="Table19.C6" office:value-type="string">
            <text:p text:style-name="Text_20_body">If configured “yes”, then the client connection must be HTTPS.</text:p>
          </table:table-cell>
        </table:table-row>
      </table:table>
      <text:p text:style-name="P24">Table <text:sequence text:ref-name="refTable13" text:name="Table" text:formula="ooow:Table+1" style:num-format="1">14</text:sequence>: Single Login Module Parameters</text:p>
      <text:p text:style-name="Text_20_body">Note that at least one of “remote_ip” or “password” must be configured.</text:p>
      <text:h text:style-name="P146" text:outline-level="1">Special Datasets &amp; Jarvis Login</text:h>
      <text:h text:style-name="Heading_20_2" text:outline-level="2">Jarvis URLs</text:h>
      <text:p text:style-name="Text_20_body">Now let's consider how to access Jarvis. <text:s/>The following examples assume that:</text:p>
      <text:list xml:id="list7943362863556898197" text:style-name="L21">
        <text:list-item>
          <text:p text:style-name="P134">Jarvis has been installed/configured as above, and is available via the web-server.</text:p>
        </text:list-item>
        <text:list-item>
          <text:p text:style-name="P134">The demo.xml file has been soft linked or copied into the Jarvis "etc" directory.</text:p>
        </text:list-item>
        <text:list-item>
          <text:p text:style-name="P134">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23206197751281092" text:style-name="L22">
        <text:list-item>
          <text:p text:style-name="P91">“username”</text:p>
        </text:list-item>
        <text:list-item>
          <text:p text:style-name="P91">“password”</text:p>
        </text:list-item>
      </text:list>
      <text:p text:style-name="Text_20_body">Jarvis will perform the configured login process, and will <text:span text:style-name="T7">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5">The calling application should invoke the “__status” dataset to ensure that the user is logged-in, and log them in if required.</text:p>
      <text:p text:style-name="Heading_20_4"><text:soft-page-break/>No Such Dataset</text:p>
      <text:p text:style-name="P2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6091419407174589921" text:style-name="L23">
        <text:list-item>
          <text:p text:style-name="P92">Internal configuration problem – bad server-side XML configuration (main or dataset).</text:p>
        </text:list-item>
        <text:list-item>
          <text:p text:style-name="P92">Database connection problem.</text:p>
        </text:list-item>
        <text:list-item>
          <text:p text:style-name="P92">Request body is malformed JSON or XML.</text:p>
        </text:list-item>
        <text:list-item>
          <text:p text:style-name="P92">Missing mandatory parameter in request.</text:p>
        </text:list-item>
        <text:list-item>
          <text:p text:style-name="P92">Any other fatal problem.</text:p>
        </text:list-item>
        <text:list-item>
          <text:p text:style-name="P92">Configured SQL statement in dataset definition is not valid.</text:p>
        </text:list-item>
        <text:list-item>
          <text:p text:style-name="P92">Invalid value for select parameter.</text:p>
        </text:list-item>
      </text:list>
      <text:p text:style-name="Heading_20_4">Store Errors</text:p>
      <text:p text:style-name="P25">Store errors are errors related to the actual user-supplied data values being rejected by the database. <text:s/>These occur when Jarvis cannot insert/update/delete data due to primary key, foreign key, unique constraints or bad type.</text:p>
      <text:p text:style-name="P25">In such cases, a “200 Success” result is returned, but the “success” attribute in the returned JSON or XML will indicate the failure, and a “message” parameter will indicate the reasons.</text:p>
      <text:p text:style-name="Text_20_body"/>
      <text:h text:style-name="P14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3494095372477408267" text:style-name="L24">
        <text:list-item>
          <text:p text:style-name="P93">The returned tuples are contained in an array with object key “data”.</text:p>
        </text:list-item>
        <text:list-item>
          <text:p text:style-name="P9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5">fetched</text:p>
          </table:table-cell>
          <table:table-cell table:style-name="Table12.B7" office:value-type="string">
            <text:p text:style-name="P15">The number of rows fetched from the SELECT, before any server-side paging.</text:p>
          </table:table-cell>
        </table:table-row>
        <table:table-row table:style-name="Table12.1">
          <table:table-cell table:style-name="Table12.A7" office:value-type="string">
            <text:p text:style-name="P15">returned</text:p>
          </table:table-cell>
          <table:table-cell table:style-name="Table12.B7" office:value-type="string">
            <text:p text:style-name="P15">The number of rows returned after any server-side paging.</text:p>
          </table:table-cell>
        </table:table-row>
        <table:table-row table:style-name="Table12.1">
          <table:table-cell table:style-name="Table12.A7" office:value-type="string">
            <text:p text:style-name="P15">error_string</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logged_in</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group_list</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username</text:p>
          </table:table-cell>
          <table:table-cell table:style-name="Table12.B7" office:value-type="string">
            <text:p text:style-name="P15">Refer to the “__status” dataset notes.</text:p>
          </table:table-cell>
        </table:table-row>
      </table:table>
      <text:p text:style-name="P24">Table <text:sequence text:ref-name="refTable14" text:name="Table" text:formula="ooow:Table+1" style:num-format="1">15</text:sequence>: Dataset Fetch Top-Level Attributes</text:p>
      <text:h text:style-name="P144" text:outline-level="2">Format = json.array </text:h>
      <text:p text:style-name="Text_20_body">The JSON Array format response for a data fetch is wrapped in an outer object. <text:s/></text:p>
      <text:list xml:id="list171841152366660" text:continue-numbering="true" text:style-name="L24">
        <text:list-item>
          <text:p text:style-name="P93">The returned tuples are contained in an array with object key “data”.</text:p>
        </text:list-item>
        <text:list-item>
          <text:p text:style-name="P93">Each tuple is represented as an array.</text:p>
        </text:list-item>
        <text:list-item>
          <text:p text:style-name="P93">The column names are given separately </text:p>
        </text:list-item>
        <text:list-item>
          <text:p text:style-name="P93">The order of the array elements for each tuple matches the given column order.</text:p>
        </text:list-item>
        <text:list-item>
          <text:p text:style-name="P93">Empty elements in the array are given as as JSON <text:span text:style-name="T9">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71839418274828" text:continue-numbering="true" text:style-name="L24">
        <text:list-item>
          <text:p text:style-name="P93">The returned tuples are contained in a “data” element.</text:p>
        </text:list-item>
        <text:list-item>
          <text:p text:style-name="P93">Each tuple is represented as a “row” element.</text:p>
        </text:list-item>
        <text:list-item>
          <text:p text:style-name="P93">Fields are specified as attributes of the “row” element.</text:p>
        </text:list-item>
      </text:list>
      <text:p text:style-name="P44"><text:soft-page-break/>Consider the following request:</text:p>
      <text:p text:style-name="Code">http://localhost/jarvis-agent/demo/boat_class?format=xml</text:p>
      <text:p text:style-name="Text_20_body"/>
      <text:p text:style-name="P44">The returned content in XML is:</text:p>
      <text:p text:style-name="P3">&lt;?xml version="1.0" encoding="iso-8859-1" ?&gt;</text:p>
      <text:p text:style-name="P46">&lt;?meta name="GENERATOR" content="XML::Smart/1.6.9 Perl/5.010000 [linux]" ?&gt;</text:p>
      <text:p text:style-name="P46">&lt;response logged_in="1" username="admin" error_string="" </text:p>
      <text:p text:style-name="P46"><text:s text:c="4"/>group_list="admin" fetched="2" returned="2"&gt;</text:p>
      <text:p text:style-name="P46"><text:s text:c="2"/>&lt;data&gt;</text:p>
      <text:p text:style-name="P46"><text:s text:c="4"/>&lt;row active="Y" class="Makkleson" </text:p>
      <text:p text:style-name="P46"><text:s text:c="8"/>description="Suitable for infants and those of timid heart." id="6"/&gt;</text:p>
      <text:p text:style-name="P46"><text:s text:c="4"/>&lt;row active="N" class="X Class" </text:p>
      <text:p text:style-name="P46"><text:s text:c="8"/>description="Product of a deranged mind." id="4"/&gt;</text:p>
      <text:p text:style-name="P46"><text:s text:c="2"/>&lt;/data&gt;</text:p>
      <text:p text:style-name="P46">&lt;/response&gt;</text:p>
      <text:h text:style-name="Heading_20_2" text:outline-level="2">Format = xml.array</text:h>
      <text:p text:style-name="Text_20_body">The XML Array format response for a data fetch is wrapped in an outer object. <text:s/></text:p>
      <text:list xml:id="list171839392054682" text:continue-numbering="true" text:style-name="L24">
        <text:list-item>
          <text:p text:style-name="P93">The returned tuples are contained in a &lt;data&gt; element.</text:p>
        </text:list-item>
        <text:list-item>
          <text:p text:style-name="P93">Each tuple is represented as a &lt;row&gt; element.</text:p>
        </text:list-item>
        <text:list-item>
          <text:p text:style-name="P93">Fields are given in &lt;column&gt; elements within each row.</text:p>
        </text:list-item>
      </text:list>
      <text:p text:style-name="P44">Consider the following request:</text:p>
      <text:p text:style-name="Code">http://localhost/jarvis-agent/demo/boat_class?format=xml.array</text:p>
      <text:p text:style-name="Text_20_body"/>
      <text:p text:style-name="P44">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oft-page-break/><text:s text:c="2"/>&lt;/data&gt; </text:p>
      <text:p text:style-name="Code">&lt;/response&gt;</text:p>
      <text:h text:style-name="Heading_20_2" text:outline-level="2">Format = csv</text:h>
      <text:p text:style-name="P10">The CSV format response for a data fetch is “standard” CSV encoding with a header row.</text:p>
      <text:list xml:id="list171840220756701" text:continue-numbering="true" text:style-name="L24">
        <text:list-item>
          <text:p text:style-name="P93">The header row gives column names.</text:p>
        </text:list-item>
        <text:list-item>
          <text:p text:style-name="P93">Fields are separated by commas.</text:p>
        </text:list-item>
        <text:list-item>
          <text:p text:style-name="P93">Strings containing spaces or special characters are in double quotes.</text:p>
        </text:list-item>
        <text:list-item>
          <text:p text:style-name="P93">Multi-line strings are supported, a newline character is used.</text:p>
        </text:list-item>
      </text:list>
      <text:p text:style-name="P44">Consider the following request:</text:p>
      <text:p text:style-name="Code">http://localhost/jarvis-agent/demo/boat_class?format=csv</text:p>
      <text:p text:style-name="Text_20_body"/>
      <text:p text:style-name="P44">The returned content in CSV format is:</text:p>
      <text:p text:style-name="Code">active,class,description,id </text:p>
      <text:p text:style-name="Code">Y,Makkleson,"Suitable for infants and those of timid heart.",1 </text:p>
      <text:p text:style-name="Code">N,"X Class","Product of a deranged mind.",2</text:p>
      <text:h text:style-name="P145"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4218267768920252363" text:style-name="L25">
        <text:list-item>
          <text:p text:style-name="P94">On fetch, any NULL value in the database is represented as a zero length string.</text:p>
        </text:list-item>
        <text:list-item>
          <text:p text:style-name="P94">On store, leading and trailing white space should be removed before saving to database.</text:p>
        </text:list-item>
        <text:list-item>
          <text:p text:style-name="P9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881026416950171516" text:style-name="L26">
        <text:list-item>
          <text:p text:style-name="P95">&lt;hook&gt; call to a Perl module for additional processing on each request.</text:p>
        </text:list-item>
        <text:list-item>
          <text:p text:style-name="P95">&lt;before&gt; execute an SQL statement once before any store requests are performed.</text:p>
        </text:list-item>
        <text:list-item>
          <text:p text:style-name="P95">&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5">dbname</text:p>
          </table:table-cell>
          <table:table-cell table:style-name="Table13.B7" office:value-type="string">
            <text:p text:style-name="P15">default</text:p>
          </table:table-cell>
          <table:table-cell table:style-name="Table13.C7"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5">read</text:p>
          </table:table-cell>
          <table:table-cell table:style-name="Table13.B7" office:value-type="string">
            <text:p text:style-name="P15">&lt;empty&gt;</text:p>
          </table:table-cell>
          <table:table-cell table:style-name="Table13.C7"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5">write</text:p>
          </table:table-cell>
          <table:table-cell table:style-name="Table13.B7" office:value-type="string">
            <text:p text:style-name="P47">&lt;empty&gt;</text:p>
          </table:table-cell>
          <table:table-cell table:style-name="Table13.C7" office:value-type="string">
            <text:p text:style-name="P47">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5">debug</text:p>
          </table:table-cell>
          <table:table-cell table:style-name="Table13.B7" office:value-type="string">
            <text:p text:style-name="P47">no</text:p>
          </table:table-cell>
          <table:table-cell table:style-name="Table13.C7" office:value-type="string">
            <text:p text:style-name="P47">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5">dump</text:p>
          </table:table-cell>
          <table:table-cell table:style-name="Table13.B7" office:value-type="string">
            <text:p text:style-name="P47">no</text:p>
          </table:table-cell>
          <table:table-cell table:style-name="Table13.C7" office:value-type="string">
            <text:p text:style-name="P47">Enables dump on a per-dataset basis.</text:p>
          </table:table-cell>
        </table:table-row>
        <table:table-row table:style-name="Table13.1">
          <table:table-cell table:style-name="Table13.A7" office:value-type="string">
            <text:p text:style-name="P15">filename_parameter</text:p>
          </table:table-cell>
          <table:table-cell table:style-name="Table13.B7" office:value-type="string">
            <text:p text:style-name="P47">filename</text:p>
          </table:table-cell>
          <table:table-cell table:style-name="Table13.C7" office:value-type="string">
            <text:p text:style-name="P47">Specifies the user-supplied parameter which specifies the filename for the returned attachment when requesting contents to be returned in “csv” for “xlsx” format.</text:p>
          </table:table-cell>
        </table:table-row>
      </table:table>
      <text:p text:style-name="P24">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5">transform</text:p>
          </table:table-cell>
          <table:table-cell table:style-name="Table22.B9" office:value-type="string">
            <text:p text:style-name="P15">Optional transformations for Jarvis to perform when storing or fetching data.</text:p>
          </table:table-cell>
        </table:table-row>
        <table:table-row table:style-name="Table22.1">
          <table:table-cell table:style-name="Table22.A9" office:value-type="string">
            <text:p text:style-name="P15">hook</text:p>
          </table:table-cell>
          <table:table-cell table:style-name="Table22.B9" office:value-type="string">
            <text:p text:style-name="P15">One or more hook module definitions. <text:s/>Definition is identical to global hooks.</text:p>
          </table:table-cell>
        </table:table-row>
        <table:table-row table:style-name="Table22.1">
          <table:table-cell table:style-name="Table22.A9" office:value-type="string">
            <text:p text:style-name="P15">select</text:p>
          </table:table-cell>
          <table:table-cell table:style-name="Table22.B9" office:value-type="string">
            <text:p text:style-name="P15">SQL to execute when dataset is invoked with the http GET request method.</text:p>
          </table:table-cell>
        </table:table-row>
        <table:table-row table:style-name="Table22.1">
          <table:table-cell table:style-name="Table22.A9" office:value-type="string">
            <text:p text:style-name="P15">before</text:p>
          </table:table-cell>
          <table:table-cell table:style-name="Table22.B9" office:value-type="string">
            <text:p text:style-name="P15">SQL to execute once before performing update/insert/delete changes.</text:p>
          </table:table-cell>
        </table:table-row>
        <table:table-row table:style-name="Table22.1">
          <table:table-cell table:style-name="Table22.A9" office:value-type="string">
            <text:p text:style-name="P15">update</text:p>
          </table:table-cell>
          <table:table-cell table:style-name="Table22.B9" office:value-type="string">
            <text:p text:style-name="P15">SQL to execute when dataset is invoked with the http PUT request method.</text:p>
          </table:table-cell>
        </table:table-row>
        <table:table-row table:style-name="Table22.1">
          <table:table-cell table:style-name="Table22.A9" office:value-type="string">
            <text:p text:style-name="P15">insert</text:p>
          </table:table-cell>
          <table:table-cell table:style-name="Table22.B9" office:value-type="string">
            <text:p text:style-name="P15">SQL to execute when dataset is invoked with the http POST request method.</text:p>
          </table:table-cell>
        </table:table-row>
        <table:table-row table:style-name="Table22.1">
          <table:table-cell table:style-name="Table22.A9" office:value-type="string">
            <text:p text:style-name="P15">delete</text:p>
          </table:table-cell>
          <table:table-cell table:style-name="Table22.B9" office:value-type="string">
            <text:p text:style-name="P15">SQL to execute when dataset is invoked with the http DELETE request method.</text:p>
          </table:table-cell>
        </table:table-row>
        <table:table-row table:style-name="Table22.1">
          <table:table-cell table:style-name="Table22.A9" office:value-type="string">
            <text:p text:style-name="P15">after</text:p>
          </table:table-cell>
          <table:table-cell table:style-name="Table22.B9" office:value-type="string">
            <text:p text:style-name="P15">SQL to execute once after performing update/insert/delete changes.</text:p>
          </table:table-cell>
        </table:table-row>
      </table:table>
      <text:p text:style-name="P24">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5">prepare</text:p>
          </table:table-cell>
          <table:table-cell table:style-name="Table37.B5" office:value-type="string">
            <text:p text:style-name="P15">Optional parameters for statement preparation with DBI::prepare.</text:p>
            <text:p text:style-name="P15">&lt;update prepare=“pg_server_prepare =&gt; 0, something_else =&gt; 1”&gt;</text:p>
            <text:p text:style-name="P15">Overwrites global database prepare attributes.</text:p>
          </table:table-cell>
        </table:table-row>
        <table:table-row table:style-name="Table37.1">
          <table:table-cell table:style-name="Table37.A5" office:value-type="string">
            <text:p text:style-name="P15">returning</text:p>
          </table:table-cell>
          <table:table-cell table:style-name="Table37.B5" office:value-type="string">
            <text:p text:style-name="P15">For “insert” statement only. Discussed later under the “insert” statement section.</text:p>
          </table:table-cell>
        </table:table-row>
        <text:soft-page-break/>
        <table:table-row table:style-name="Table37.1">
          <table:table-cell table:style-name="Table37.A4" office:value-type="string">
            <text:p text:style-name="P15">nolog</text:p>
          </table:table-cell>
          <table:table-cell table:style-name="Table37.B4" office:value-type="string">
            <text:p text:style-name="P1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5">ignore</text:p>
          </table:table-cell>
          <table:table-cell table:style-name="Table37.B5" office:value-type="string">
            <text:p text:style-name="P1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5">&lt;empty&gt;</text:p>
          </table:table-cell>
          <table:table-cell table:style-name="Table14.B5" office:value-type="string">
            <text:p text:style-name="P15">Nobody may access these statements.</text:p>
          </table:table-cell>
        </table:table-row>
        <table:table-row table:style-name="Table14.1">
          <table:table-cell table:style-name="Table14.A5" office:value-type="string">
            <text:p text:style-name="P15">&lt;g1&gt;[,&lt;g2&gt;...]</text:p>
          </table:table-cell>
          <table:table-cell table:style-name="Table14.B5" office:value-type="string">
            <text:p text:style-name="P15">A comma separated group list. <text:s/>Membership in any one of these groups will grant access.</text:p>
          </table:table-cell>
        </table:table-row>
        <table:table-row table:style-name="Table14.1">
          <table:table-cell table:style-name="Table14.A5" office:value-type="string">
            <text:p text:style-name="P15">“*”</text:p>
          </table:table-cell>
          <table:table-cell table:style-name="Table14.B5" office:value-type="string">
            <text:p text:style-name="P15">Any logged-in group may access this feature.</text:p>
          </table:table-cell>
        </table:table-row>
        <table:table-row table:style-name="Table14.1">
          <table:table-cell table:style-name="Table14.A5" office:value-type="string">
            <text:p text:style-name="P15">“**”</text:p>
          </table:table-cell>
          <table:table-cell table:style-name="Table14.B5" office:value-type="string">
            <text:p text:style-name="P15">Any user, even if not logged-in, may access this feature.</text:p>
          </table:table-cell>
        </table:table-row>
      </table:table>
      <text:p text:style-name="P24">Table <text:sequence text:ref-name="refTable17" text:name="Table" text:formula="ooow:Table+1" style:num-format="1">18</text:sequence>: Access Control Specifiers</text:p>
      <text:p text:style-name="P60">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4">{$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8780303980986610934" text:style-name="L27">
        <text:list-item>
          <text:p text:style-name="P96">upper/lower-case a-z</text:p>
        </text:list-item>
        <text:list-item>
          <text:p text:style-name="P96">digits 0-9</text:p>
        </text:list-item>
        <text:list-item>
          <text:p text:style-name="P9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4424240093065274388" text:style-name="L28">
        <text:list-item>
          <text:p text:style-name="P97">CGI GET parameters in the URL suffix “/&lt;app&gt;/&lt;ds&gt;?param=value&amp;param2=another”.</text:p>
        </text:list-item>
        <text:list-item>
          <text:p text:style-name="P97">XML or JSON parameters in the “application/json” or “application/xml” request body.</text:p>
        </text:list-item>
        <text:list-item>
          <text:p text:style-name="P97">RESTful parameters in the URL suffix “/&lt;app&gt;/&lt;ds&gt;/p1/p2”.</text:p>
        </text:list-item>
        <text:list-item>
          <text:p text:style-name="P97">Jarvis-Supplied default user parameters (from “default_parameters” configuration).</text:p>
        </text:list-item>
      </text:list>
      <text:p text:style-name="Text_20_body">Secure Parameters:</text:p>
      <text:list xml:id="list171840787957263" text:continue-numbering="true" text:style-name="L28">
        <text:list-item>
          <text:p text:style-name="P97">Jarvis-Supplied secure parameters.</text:p>
        </text:list-item>
      </text:list>
      <text:p text:style-name="P119"><text:soft-page-break/><text:span text:style-name="T15">Also, the parameter may be followed by one or more bind flags which modify the bind behavior. <text:s/>The supported bind flags are.</text:span></text:p>
      <table:table table:name="Table1" table:style-name="Table1">
        <table:table-column table:style-name="Table1.A"/>
        <table:table-column table:style-name="Table1.B"/>
        <table:table-row table:style-name="Table1.1">
          <table:table-cell table:style-name="Table1.A1" office:value-type="string">
            <text:p text:style-name="P155">Flag</text:p>
          </table:table-cell>
          <table:table-cell table:style-name="Table1.B1" office:value-type="string">
            <text:p text:style-name="P154">Notes</text:p>
          </table:table-cell>
        </table:table-row>
        <table:table-row table:style-name="Table1.1">
          <table:table-cell table:style-name="Table1.A7" office:value-type="string">
            <text:p text:style-name="P150">!<text:span text:style-name="T15">out</text:span></text:p>
          </table:table-cell>
          <table:table-cell table:style-name="Table1.B7" office:value-type="string">
            <text:p text:style-name="P151">Bind as an in/out variable (instead of “in”).</text:p>
          </table:table-cell>
        </table:table-row>
        <table:table-row table:style-name="Table1.1">
          <table:table-cell table:style-name="Table1.A7" office:value-type="string">
            <text:p text:style-name="P150">!<text:span text:style-name="T15">varchar</text:span></text:p>
          </table:table-cell>
          <table:table-cell table:style-name="Table1.B7" office:value-type="string">
            <text:p text:style-name="P151">Bind as SQL_VARCHAR (this is the default). <text:s/></text:p>
            <text:p text:style-name="P151">Used only when at least one parameter is bound as in/out.</text:p>
          </table:table-cell>
        </table:table-row>
        <table:table-row table:style-name="Table1.1">
          <table:table-cell table:style-name="Table1.A7" office:value-type="string">
            <text:p text:style-name="P150">!<text:span text:style-name="T15">numeric</text:span></text:p>
          </table:table-cell>
          <table:table-cell table:style-name="Table1.B7" office:value-type="string">
            <text:p text:style-name="P150"><text:span text:style-name="T15">Bind as SQL_NUMERIC.</text:span></text:p>
            <text:p text:style-name="P151">Used only when at least one parameter is bound as in/out.</text:p>
          </table:table-cell>
        </table:table-row>
        <table:table-row table:style-name="Table1.1">
          <table:table-cell table:style-name="Table1.A7" office:value-type="string">
            <text:p text:style-name="P150">!<text:span text:style-name="T15">quote</text:span></text:p>
          </table:table-cell>
          <table:table-cell table:style-name="Table1.B7" office:value-type="string">
            <text:p text:style-name="P152">Used only for textual substitution binding. <text:s/></text:p>
            <text:p text:style-name="P152">Always use DBI-&gt;quote.</text:p>
          </table:table-cell>
        </table:table-row>
        <table:table-row table:style-name="Table1.1">
          <table:table-cell table:style-name="Table1.A7" office:value-type="string">
            <text:p text:style-name="P150">!<text:span text:style-name="T15">noquote</text:span></text:p>
          </table:table-cell>
          <table:table-cell table:style-name="Table1.B7" office:value-type="string">
            <text:p text:style-name="P152">Used only for textual substitution binding. <text:s text:c="2"/></text:p>
            <text:p text:style-name="P152">Do not quote. <text:s/>Instead remove all space and special characters.</text:p>
          </table:table-cell>
        </table:table-row>
        <table:table-row table:style-name="Table1.1">
          <table:table-cell table:style-name="Table1.A7" office:value-type="string">
            <text:p text:style-name="P150">!<text:span text:style-name="T15">raw</text:span></text:p>
          </table:table-cell>
          <table:table-cell table:style-name="Table1.B7" office:value-type="string">
            <text:p text:style-name="P152">Used only for textual substitution binding. <text:s text:c="2"/></text:p>
            <text:p text:style-name="P152">Do not quote. <text:s/><text:span text:style-name="T16">Use exactly as specified. <text:s/>Use with extreme caution.</text:span></text:p>
          </table:table-cell>
        </table:table-row>
      </table:table>
      <text:p text:style-name="P158">Table <text:sequence text:ref-name="refTable29" text:name="Table" text:formula="ooow:Table+1" style:num-format="1">19</text:sequence>: Jarvis Bind Flags</text:p>
      <text:h text:style-name="P143" text:outline-level="2">Binding In/Out Parameters (under DBD::Oracle)</text:h>
      <text:p text:style-name="P116">By default, all variables are bound as “in” parameters. <text:s/>When data is returned under a “returning” clause, this typically occurs automatically using a post-insert fetch result. <text:s/>This default behavior works fine for:</text:p>
      <text:list xml:id="list6791537914552901804" text:style-name="L49">
        <text:list-item>
          <text:p text:style-name="P117">Microsoft SQL Server</text:p>
        </text:list-item>
        <text:list-item>
          <text:p text:style-name="P117">Postgres</text:p>
        </text:list-item>
      </text:list>
      <text:p text:style-name="P116">However, for OracleDB, you must use in/out parameter binding in order to get data returned. <text:s/>For example, after inserting a row you wish to return the auto-generated sequential row ID. <text:s/>Under OracleDB you must use in/out parameters for this purpose.</text:p>
      <text:p text:style-name="P116">You can request Jarvis to use an in/out bind by specifying the <text:span text:style-name="T4">“</text:span><text:span text:style-name="T2">!out</text:span><text:span text:style-name="T4">” flag on the variable. <text:s/></text:span></text:p>
      <text:p text:style-name="Code"><text:span text:style-name="T4"><text:s text:c="2"/>&lt;insert returning="no"&gt;</text:span></text:p>
      <text:p text:style-name="Code"><text:span text:style-name="T4"><text:s text:c="4"/>insert into </text:span><text:span text:style-name="T5">MY_TABLE</text:span><text:span text:style-name="T4"> (CUSTOMER, NAME, DESCRIPTION)</text:span></text:p>
      <text:p text:style-name="P157"><text:span text:style-name="T4"><text:s text:c="6"/>values ({$customer_id}, {$name}, {$description}) </text:span></text:p>
      <text:p text:style-name="P157"><text:span text:style-name="T4"><text:s text:c="6"/>returning ID into {$id!out}</text:span></text:p>
      <text:p text:style-name="Code"><text:span text:style-name="T4"><text:s text:c="2"/>&lt;/insert&gt;</text:span></text:p>
      <text:p text:style-name="P118"/>
      <text:p text:style-name="P120">When Jarvis detects that an in/out binding has been requested, it will also do the following:</text:p>
      <text:list xml:id="list5911188537357227323" text:style-name="L50">
        <text:list-item>
          <text:p text:style-name="P121">Use “in/out” binding for all parameters flagged as “<text:span text:style-name="T2">!out</text:span>” in the statement.</text:p>
        </text:list-item>
        <text:list-item>
          <text:p text:style-name="P122">Use “in” binding for all other parameters in the statement.</text:p>
        </text:list-item>
      </text:list>
      <text:p text:style-name="P123"><text:span text:style-name="T17">Note that Jarvis will use SQL_VARCHAR for all parameter binding, unless you request otherwise with a “</text:span><text:span text:style-name="T3">!numeric</text:span><text:span text:style-name="T17">” flag.</text:span></text:p>
      <text:p text:style-name="P125">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45">&lt;dataset read="*" write="*"&gt;</text:p>
      <text:p text:style-name="P45"><text:s text:c="4"/>&lt;select&gt;</text:p>
      <text:p text:style-name="P45">SELECT id, class, active FROM boat_class</text:p>
      <text:p text:style-name="P45">WHERE ({$1|class_name}::text IS NULL) OR class ~ {$1|class_name}</text:p>
      <text:p text:style-name="P45">ORDER BY class</text:p>
      <text:p text:style-name="P4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24">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text:soft-page-break/>&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367313666910689325" text:style-name="L29">
        <text:list-item>
          <text:p text:style-name="P128">my(param)</text:p>
        </text:list-item>
        <text:list-item>
          <text:p text:style-name="P135">__my_param</text:p>
        </text:list-item>
        <text:list-item>
          <text:p text:style-name="P135">_1param</text:p>
        </text:list-item>
        <text:list-item>
          <text:p text:style-name="P98">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5">__username</text:p>
          </table:table-cell>
          <table:table-cell table:style-name="Table15.B5" office:value-type="string">
            <text:p text:style-name="P15">The logged-in username. <text:s/>Never the empty string.</text:p>
          </table:table-cell>
        </table:table-row>
        <table:table-row table:style-name="Table15.1">
          <table:table-cell table:style-name="Table15.A5" office:value-type="string">
            <text:p text:style-name="P15">__group_list</text:p>
          </table:table-cell>
          <table:table-cell table:style-name="Table15.B5" office:value-type="string">
            <text:p text:style-name="P15">The comma separated group list. <text:s/>May be empty string.</text:p>
          </table:table-cell>
        </table:table-row>
        <table:table-row table:style-name="Table15.1">
          <table:table-cell table:style-name="Table15.A5" office:value-type="string">
            <text:p text:style-name="P15">__group:&lt;g1&gt;</text:p>
          </table:table-cell>
          <table:table-cell table:style-name="Table15.B5" office:value-type="string">
            <text:p text:style-name="P15">Evaluates to “1” if the user is in group &lt;g1&gt;. <text:s/>NULL otherwise.</text:p>
          </table:table-cell>
        </table:table-row>
        <table:table-row table:style-name="Table15.1">
          <table:table-cell table:style-name="Table15.A5" office:value-type="string">
            <text:p text:style-name="P15">__group:&lt;g2&gt;</text:p>
          </table:table-cell>
          <table:table-cell table:style-name="Table15.B5" office:value-type="string">
            <text:p text:style-name="P15">Evaluates to “2” if the user is in group &lt;g2&gt;. <text:s/>NULL otherwise.</text:p>
          </table:table-cell>
        </table:table-row>
      </table:table>
      <text:p text:style-name="P24">Table <text:sequence text:ref-name="refTable18" text:name="Table" text:formula="ooow:Table+1" style:num-format="1">20</text:sequence>: Jarvis Secure Variables</text:p>
      <text:p text:style-name="Text_20_body">In addition, safe parameters may come from the following other sources:</text:p>
      <text:list xml:id="list3622611876515718449" text:style-name="L30">
        <text:list-item>
          <text:p text:style-name="P99">Login modules may define additional safe parameters, e.g. {$__user_id}.</text:p>
        </text:list-item>
        <text:list-item>
          <text:p text:style-name="P99">Hooks may define additional safe parameters.</text:p>
        </text:list-item>
        <text:list-item>
          <text:p text:style-name="P99">Default Parameters defined in the application config file may be safe parameters.</text:p>
        </text:list-item>
      </text:list>
      <text:p text:style-name="P25">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1">&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571069639086280773" text:style-name="L31">
        <text:list-item>
          <text:p text:style-name="P100">To sort by two or more columns. <text:s/>The built-in mechanism supports only one.</text:p>
        </text:list-item>
        <text:list-item>
          <text:p text:style-name="P100">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4885006700789646610" text:style-name="L32">
        <text:list-item>
          <text:p text:style-name="P101">By default, the following quoting rules apply:</text:p>
        </text:list-item>
      </text:list>
      <text:list xml:id="list730289322118037472" text:style-name="L33">
        <text:list-item>
          <text:p text:style-name="P102">If the parameter value is an integer or floating point, it is unquoted. <text:s/>Exponential numbers will be recognized as numbers.</text:p>
        </text:list-item>
        <text:list-item>
          <text:p text:style-name="P102">Otherwise the parameter is quoted using the DBI database handle $dbh-&gt;quote(...) method appropriate for this database. <text:s/>According to the DBI documentation, this is safe from SQL injection.</text:p>
        </text:list-item>
      </text:list>
      <text:list xml:id="list171840567507897" text:continue-list="list4885006700789646610" text:style-name="L32">
        <text:list-item>
          <text:p text:style-name="P101">Alternatively, if the "<text:span text:style-name="T2">!quote</text:span>" flag is specified, e.g. [$stringvar!quote] then the value is always quoted with the DBI quote function.</text:p>
        </text:list-item>
        <text:list-item>
          <text:p text:style-name="P101">Alternatively, if the "<text:span text:style-name="T2">!noquote</text:span>" flag is specified, e.g. [$sortorder!noquote] then the value is never quoted. Instead, all characters except the following are deleted: 0-9, a-z, A-Z, <text:span text:style-name="T10">space, underscore, hyphen, comma</text:span><text:span text:style-name="T7">.</text:span></text:p>
        </text:list-item>
        <text:list-item>
          <text:p text:style-name="P101">Alternatively, if the “<text:span text:style-name="T2">!raw</text:span>” flag is specified, e.g. [$__safevar!raw] then the value is textually substituted into the SQL with no checks or restrictions. <text:s/>Note that the “<text:span text:style-name="T2">!raw</text:span>” can only be used with “safe” substitutions variables, i.e. those that begin with a double underscore. <text:s/>Safe variables can never be supplied by the client. <text:s/>The “<text:span text:style-name="T2">!raw</text:span><text:span text:style-name="T4">”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2">!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5">dbname</text:p>
          </table:table-cell>
          <table:table-cell table:style-name="Table35.B6"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5">read</text:p>
          </table:table-cell>
          <table:table-cell table:style-name="Table35.B6" office:value-type="string">
            <text:p text:style-name="P15">Identical to DBI datasets. <text:s/>Access control identifiers are also identical.</text:p>
          </table:table-cell>
        </table:table-row>
        <table:table-row table:style-name="Table35.1">
          <table:table-cell table:style-name="Table35.A6" office:value-type="string">
            <text:p text:style-name="P15">write</text:p>
          </table:table-cell>
          <table:table-cell table:style-name="Table35.B6" office:value-type="string">
            <text:p text:style-name="P47">Identical to DBI datasets. <text:s/>Access control identifiers are also identical.</text:p>
          </table:table-cell>
        </table:table-row>
        <table:table-row table:style-name="Table35.1">
          <table:table-cell table:style-name="Table35.A6" office:value-type="string">
            <text:p text:style-name="P15">debug</text:p>
          </table:table-cell>
          <table:table-cell table:style-name="Table35.B6" office:value-type="string">
            <text:p text:style-name="P47">Identical to DBI datasets.</text:p>
          </table:table-cell>
        </table:table-row>
        <table:table-row table:style-name="Table35.1">
          <table:table-cell table:style-name="Table35.A6" office:value-type="string">
            <text:p text:style-name="P15">dump</text:p>
          </table:table-cell>
          <table:table-cell table:style-name="Table35.B6" office:value-type="string">
            <text:p text:style-name="P47">Identical to DBI datasets.</text:p>
          </table:table-cell>
        </table:table-row>
      </table:table>
      <text:p text:style-name="P24">Table <text:sequence text:ref-name="refTable19" text:name="Table" text:formula="ooow:Table+1" style:num-format="1">21</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5">transform</text:p>
          </table:table-cell>
          <table:table-cell table:style-name="Table34.B4" office:value-type="string">
            <text:p text:style-name="P47">Identical to DBI datasets.</text:p>
          </table:table-cell>
        </table:table-row>
        <table:table-row table:style-name="Table34.1">
          <table:table-cell table:style-name="Table34.A4" office:value-type="string">
            <text:p text:style-name="P15">hook</text:p>
          </table:table-cell>
          <table:table-cell table:style-name="Table34.B4" office:value-type="string">
            <text:p text:style-name="P47">Identical to DBI datasets.</text:p>
          </table:table-cell>
        </table:table-row>
        <table:table-row table:style-name="Table34.1">
          <table:table-cell table:style-name="Table34.A4" office:value-type="string">
            <text:p text:style-name="P15">mdx</text:p>
          </table:table-cell>
          <table:table-cell table:style-name="Table34.B4" office:value-type="string">
            <text:p text:style-name="P15">MDX to execute when dataset is invoked with the http GET request method.</text:p>
          </table:table-cell>
        </table:table-row>
      </table:table>
      <text:p text:style-name="P24">Table <text:sequence text:ref-name="refTable20" text:name="Table" text:formula="ooow:Table+1" style:num-format="1">22</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111481520350409495" text:style-name="L34">
        <text:list-item>
          <text:p text:style-name="P103">Client Parameters (REST, Query, POST parameters).</text:p>
        </text:list-item>
        <text:list-item>
          <text:p text:style-name="P103">Server Parameters (Safe parameters, Default parameters).</text:p>
        </text:list-item>
        <text:list-item>
          <text:p text:style-name="P103">Parameter Fallback.</text:p>
        </text:list-item>
      </text:list>
      <text:p text:style-name="Text_20_body">However, since the SOAP mechanism does not support binding, the are some key differences in the parameter handling:</text:p>
      <text:list xml:id="list3847361988634513352" text:style-name="L35">
        <text:list-item>
          <text:p text:style-name="P104">All SDP parameter substitution is textual substitution. <text:s/>Always.</text:p>
        </text:list-item>
        <text:list-item>
          <text:p text:style-name="P104">The {$parameter} or [$parameter] forms for MDX query parameters are identical.</text:p>
        </text:list-item>
        <text:list-item>
          <text:p text:style-name="P104">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3106485720016224645" text:style-name="L36">
        <text:list-item>
          <text:p text:style-name="P105">Any client-supplied “]” character is replaced with “]]”.</text:p>
        </text:list-item>
      </text:list>
      <text:p text:style-name="Text_20_body">The “!string” flag is intended for use when the MDX parameter is to be expanded within the context of double quotes:</text:p>
      <text:list xml:id="list171839947133339" text:continue-numbering="true" text:style-name="L36">
        <text:list-item>
          <text:p text:style-name="P105">Any client-supplied “\” character is replaced with “\\”.</text:p>
        </text:list-item>
        <text:list-item>
          <text:p text:style-name="P105">Any client-supplied <text:span text:style-name="T10">double-quote</text:span> is replaced with <text:span text:style-name="T10">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9">all characters except the following are deleted: 0-9, a-z, A-Z, </text:span><text:span text:style-name="T11">space, underscore, hyphen, comma</text:span><text:span text:style-name="T9">. </text:span></text:p>
      <text:h text:style-name="P14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5">success</text:p>
          </table:table-cell>
          <table:table-cell table:style-name="Table16.B6" office:value-type="string">
            <text:p text:style-name="P37">Overall success of the modification request. <text:s/>Success = 1 if the update succeeded or 0 if the update failed.</text:p>
            <text:p text:style-name="P37">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4">Table <text:sequence text:ref-name="refTable21" text:name="Table" text:formula="ooow:Table+1" style:num-format="1">2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5">success</text:p>
          </table:table-cell>
          <table:table-cell table:style-name="Table17.B5" office:value-type="string">
            <text:p text:style-name="P15">Success result of this individual modification. <text:s/>Value 0 (success) or 1 (failed).</text:p>
          </table:table-cell>
        </table:table-row>
        <table:table-row table:style-name="Table17.1">
          <table:table-cell table:style-name="Table17.A5" office:value-type="string">
            <text:p text:style-name="P15">modified</text:p>
          </table:table-cell>
          <table:table-cell table:style-name="Table17.B5" office:value-type="string">
            <text:p text:style-name="P15">Number of rows affected by this individual modification.</text:p>
          </table:table-cell>
        </table:table-row>
        <table:table-row table:style-name="Table17.1">
          <table:table-cell table:style-name="Table17.A5" office:value-type="string">
            <text:p text:style-name="P15">message</text:p>
          </table:table-cell>
          <table:table-cell table:style-name="Table17.B5" office:value-type="string">
            <text:p text:style-name="P15">If not success, this is the error message for this individual modification.</text:p>
          </table:table-cell>
        </table:table-row>
        <table:table-row table:style-name="Table17.1">
          <table:table-cell table:style-name="Table17.A5" office:value-type="string">
            <text:p text:style-name="P15">returning</text:p>
          </table:table-cell>
          <table:table-cell table:style-name="Table17.B5"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4">Table <text:sequence text:ref-name="refTable22" text:name="Table" text:formula="ooow:Table+1" style:num-format="1">24</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064032422502144780" text:style-name="L37">
        <text:list-item>
          <text:p text:style-name="P136">Begin transaction.</text:p>
        </text:list-item>
        <text:list-item>
          <text:p text:style-name="P136">Perform “before” SQL (if configured for this dataset).</text:p>
        </text:list-item>
        <text:list-item>
          <text:p text:style-name="P136">Perform the one single or one-or-more array modifications in the request body.</text:p>
        </text:list-item>
        <text:list-item>
          <text:p text:style-name="P136">Perform “after” SQL (if configured for this dataset).</text:p>
        </text:list-item>
        <text:list-item>
          <text:p text:style-name="P10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871249292479289477" text:style-name="L38">
        <text:list-item>
          <text:p text:style-name="P107">For “fetch” statements in a dataset (i.e. the &lt;select&gt; attributes), no explicit transaction is performed.</text:p>
        </text:list-item>
        <text:list-item>
          <text:p text:style-name="P107">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9050003137114857840" text:style-name="L39">
        <text:list-item>
          <text:p text:style-name="P129">Even though the first modification succeeded, it was rolled back.</text:p>
        </text:list-item>
        <text:list-item>
          <text:p text:style-name="P137">The first failing error message is shown.</text:p>
        </text:list-item>
        <text:list-item>
          <text:p text:style-name="P10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5">trim</text:p>
          </table:table-cell>
          <table:table-cell table:style-name="Table23.B5" office:value-type="string">
            <text:p text:style-name="P15">Leading and trailing spaces will be removed.</text:p>
          </table:table-cell>
        </table:table-row>
        <table:table-row table:style-name="Table23.1">
          <table:table-cell table:style-name="Table23.A5" office:value-type="string">
            <text:p text:style-name="P15">null</text:p>
          </table:table-cell>
          <table:table-cell table:style-name="Table23.B5" office:value-type="string">
            <text:p text:style-name="P15">Empty strings will be converted to NULL. <text:s/>Occurs after trimming.</text:p>
          </table:table-cell>
        </table:table-row>
        <table:table-row table:style-name="Table23.1">
          <table:table-cell table:style-name="Table23.A5" office:value-type="string">
            <text:p text:style-name="P15">notnull</text:p>
          </table:table-cell>
          <table:table-cell table:style-name="Table23.B5" office:value-type="string">
            <text:p text:style-name="P15">NULL values will be converted to empty string.</text:p>
          </table:table-cell>
        </table:table-row>
        <table:table-row table:style-name="Table23.1">
          <table:table-cell table:style-name="Table23.A5" office:value-type="string">
            <text:p text:style-name="P15">word2html</text:p>
          </table:table-cell>
          <table:table-cell table:style-name="Table23.B5" office:value-type="string">
            <text:p text:style-name="P15">Convert MS Word unicode and 8-bit character to HTML to ensure no binary content in the string. <text:s/>Will brute-force convert characters we don't recognize.</text:p>
          </table:table-cell>
        </table:table-row>
      </table:table>
      <text:p text:style-name="P24">Table <text:sequence text:ref-name="refTable23" text:name="Table" text:formula="ooow:Table+1" style:num-format="1">25</text:sequence>: Transformation keywords for “store” and “fetch”</text:p>
      <text:h text:style-name="P14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2939695270580153903" text:style-name="L40">
        <text:list-item>
          <text:p text:style-name="P109">Does not apply to Exec or Plugin or Special datasets.</text:p>
        </text:list-item>
        <text:list-item>
          <text:p text:style-name="P109">Does apply to both DBI and SDP datasets.</text:p>
        </text:list-item>
        <text:list-item>
          <text:p text:style-name="P109">Is for “fetch” (select or mdx) requests only.</text:p>
        </text:list-item>
        <text:list-item>
          <text:p text:style-name="P109">Is supported for format = “json”, “json.array”, “xml”, “xml.array”.</text:p>
        </text:list-item>
        <text:list-item>
          <text:p text:style-name="P109">Is not supported for format = “csv” or “xlsx”.</text:p>
        </text:list-item>
        <text:list-item>
          <text:p text:style-name="P109">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2">{</text:p>
      <text:p text:style-name="P53"><text:s text:c="4"/>"dataset" : {</text:p>
      <text:p text:style-name="P53"><text:s text:c="8"/>"sport_list" : {</text:p>
      <text:p text:style-name="P53"><text:s text:c="12"/>"data" : [</text:p>
      <text:p text:style-name="P53"><text:s text:c="16"/>{</text:p>
      <text:p text:style-name="P53"><text:s text:c="20"/>"name" : "Golf",</text:p>
      <text:p text:style-name="P53"><text:s text:c="20"/>"description" : "An outdoor sport."</text:p>
      <text:p text:style-name="P53"><text:s text:c="16"/>},</text:p>
      <text:p text:style-name="P53"><text:s text:c="16"/>{</text:p>
      <text:p text:style-name="P53"><text:s text:c="20"/>"name" : "Tennis",</text:p>
      <text:p text:style-name="P53"><text:s text:c="20"/>"description" : "Another outdoor sport."</text:p>
      <text:p text:style-name="P54"><text:s text:c="16"/>},</text:p>
      <text:p text:style-name="P53"><text:s text:c="12"/>],</text:p>
      <text:p text:style-name="P53"><text:s text:c="12"/>"fetched" : 2,</text:p>
      <text:p text:style-name="P53"><text:s text:c="12"/>"returned" : 2</text:p>
      <text:p text:style-name="P53"><text:s text:c="8"/>},</text:p>
      <text:p text:style-name="P53"><text:s text:c="8"/>"player_details" : {</text:p>
      <text:p text:style-name="P53"><text:s text:c="12"/>"data" : [</text:p>
      <text:p text:style-name="P53"><text:s text:c="16"/>{</text:p>
      <text:p text:style-name="P53"><text:s text:c="20"/>"name" : "Aaron Hoffman",</text:p>
      <text:p text:style-name="P53"><text:s text:c="20"/>"sport" : "Golf",</text:p>
      <text:p text:style-name="P53"><text:s text:c="20"/>"rank": 323</text:p>
      <text:p text:style-name="P53"><text:s text:c="16"/>},</text:p>
      <text:p text:style-name="P53"><text:s text:c="16"/>{</text:p>
      <text:p text:style-name="P53"><text:s text:c="20"/>"name" : "William Uchtman",</text:p>
      <text:p text:style-name="P53"><text:soft-page-break/><text:s text:c="20"/>"sport" : "Tennis",</text:p>
      <text:p text:style-name="P53"><text:s text:c="20"/>"rank": 14002</text:p>
      <text:p text:style-name="P53"><text:s text:c="16"/>}</text:p>
      <text:p text:style-name="P53"><text:s text:c="12"/>],</text:p>
      <text:p text:style-name="P53"><text:s text:c="12"/>"fetched" : 2,</text:p>
      <text:p text:style-name="P53"><text:s text:c="12"/>"returned" : 2</text:p>
      <text:p text:style-name="P53"><text:s text:c="8"/>}</text:p>
      <text:p text:style-name="P52"><text:s text:c="3"/><text:span text:style-name="T8">},</text:span></text:p>
      <text:p text:style-name="P52"><text:s text:c="3"/><text:span text:style-name="T8">"logged_in" : 1,</text:span></text:p>
      <text:p text:style-name="P52"><text:s text:c="3"/><text:span text:style-name="T8">"error_string" : "",</text:span></text:p>
      <text:p text:style-name="P52"><text:s text:c="3"/><text:span text:style-name="T8">"username" : "Guest",</text:span></text:p>
      <text:p text:style-name="P52"><text:s text:c="3"/><text:span text:style-name="T8">"group_list" : "admin"</text:span></text:p>
      <text:p text:style-name="P52">}</text:p>
      <text:p text:style-name="P39"/>
      <text:p text:style-name="P39">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2">&lt;?xml version="1.0" encoding="iso-8859-1" ?&gt;</text:p>
      <text:p text:style-name="P52">&lt;?meta name="GENERATOR" content="XML::Smart/1.6.9 Perl/5.010001 [linux]" ?&gt;</text:p>
      <text:p text:style-name="P52">&lt;response logged_in="1" username="Guest" error_string="" group_list="admin"&gt;</text:p>
      <text:p text:style-name="P52"><text:s text:c="2"/><text:span text:style-name="T8">&lt;dataset fetched="2" name="sport_list" returned="2"&gt;</text:span></text:p>
      <text:p text:style-name="P52"><text:s text:c="4"/><text:span text:style-name="T8">&lt;data&gt;</text:span></text:p>
      <text:p text:style-name="P52"><text:s text:c="6"/><text:span text:style-name="T8">&lt;row description="An outdoor sport." name="Golf"/&gt;</text:span></text:p>
      <text:p text:style-name="P52"><text:s text:c="6"/><text:span text:style-name="T8">&lt;row description="Another outdoor sport." name="Tennis"/&gt;</text:span></text:p>
      <text:p text:style-name="P52"><text:s text:c="4"/><text:span text:style-name="T8">&lt;/data&gt;</text:span></text:p>
      <text:p text:style-name="P52"><text:s text:c="2"/><text:span text:style-name="T8">&lt;/dataset&gt;</text:span></text:p>
      <text:p text:style-name="P52"><text:s text:c="2"/><text:span text:style-name="T8">&lt;dataset fetched="2" name="player_details" returned="2"&gt;</text:span></text:p>
      <text:p text:style-name="P52"><text:s text:c="4"/><text:span text:style-name="T8">&lt;data&gt;</text:span></text:p>
      <text:p text:style-name="P52"><text:s text:c="6"/><text:span text:style-name="T8">&lt;row name="Aaron Hoffman" sport="Golf" rank="323"/&gt;</text:span></text:p>
      <text:p text:style-name="P52"><text:s text:c="6"/><text:span text:style-name="T8">&lt;row name="William Uchtman" sport="Tennis" rank="14002"/&gt;</text:span></text:p>
      <text:p text:style-name="P52"><text:s text:c="4"/><text:span text:style-name="T8">&lt;/data&gt;</text:span></text:p>
      <text:p text:style-name="P52"><text:s text:c="2"/><text:span text:style-name="T8">&lt;/dataset&gt;</text:span></text:p>
      <text:p text:style-name="P54">&lt;/response&gt;</text:p>
      <text:p text:style-name="P39"/>
      <text:p text:style-name="P39">When using the “xml.array” format, the nested object for each dataset is modified accordingly.</text:p>
      <text:p text:style-name="P59"/>
      <text:h text:style-name="P14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5">dataset</text:p>
          </table:table-cell>
          <table:table-cell table:style-name="Table6.B14" office:value-type="string">
            <text:p text:style-name="P15">&lt;none&gt;</text:p>
          </table:table-cell>
          <table:table-cell table:style-name="Table6.C14"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5">access</text:p>
          </table:table-cell>
          <table:table-cell table:style-name="Table6.B14" office:value-type="string">
            <text:p text:style-name="P15">&lt;none&gt;</text:p>
          </table:table-cell>
          <table:table-cell table:style-name="Table6.C14"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5">command</text:p>
          </table:table-cell>
          <table:table-cell table:style-name="Table6.B14" office:value-type="string">
            <text:p text:style-name="P15">&lt;none&gt;</text:p>
          </table:table-cell>
          <table:table-cell table:style-name="Table6.C14" office:value-type="string">
            <text:p text:style-name="P15">This is the command line to be executed. <text:s/>Mandatory parameter.</text:p>
          </table:table-cell>
        </table:table-row>
        <table:table-row table:style-name="Table6.1">
          <table:table-cell table:style-name="Table6.A14" office:value-type="string">
            <text:p text:style-name="P15">add_headers</text:p>
          </table:table-cell>
          <table:table-cell table:style-name="Table6.B14" office:value-type="string">
            <text:p text:style-name="P15">no</text:p>
          </table:table-cell>
          <table:table-cell table:style-name="Table6.C14"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5">mime_type</text:p>
          </table:table-cell>
          <table:table-cell table:style-name="Table6.B14" office:value-type="string">
            <text:p text:style-name="P15">&lt;none&gt;</text:p>
          </table:table-cell>
          <table:table-cell table:style-name="Table6.C14"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5">filename_parameter</text:p>
          </table:table-cell>
          <table:table-cell table:style-name="Table6.B14" office:value-type="string">
            <text:p text:style-name="P15">'filename'</text:p>
          </table:table-cell>
          <table:table-cell table:style-name="Table6.C14"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5">default_filename</text:p>
          </table:table-cell>
          <table:table-cell table:style-name="Table6.B14" office:value-type="string">
            <text:p text:style-name="P15">&lt;none&gt;</text:p>
          </table:table-cell>
          <table:table-cell table:style-name="Table6.C14"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5">use_tmpfile</text:p>
          </table:table-cell>
          <table:table-cell table:style-name="Table6.B14" office:value-type="string">
            <text:p text:style-name="P15">depends</text:p>
          </table:table-cell>
          <table:table-cell table:style-name="Table6.C14"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14" office:value-type="string">
            <text:p text:style-name="P15">tmp_directory</text:p>
          </table:table-cell>
          <table:table-cell table:style-name="Table6.B14" office:value-type="string">
            <text:p text:style-name="P15">depends</text:p>
          </table:table-cell>
          <table:table-cell table:style-name="Table6.C14"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14" office:value-type="string">
            <text:p text:style-name="P15">tmp_http_path</text:p>
          </table:table-cell>
          <table:table-cell table:style-name="Table6.B14" office:value-type="string">
            <text:p text:style-name="P15">&lt;none&gt;</text:p>
          </table:table-cell>
          <table:table-cell table:style-name="Table6.C14"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10">host</text:span><text:span text:style-name="T7">/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5">cleanup_after</text:p>
          </table:table-cell>
          <table:table-cell table:style-name="Table6.B14" office:value-type="string">
            <text:p text:style-name="P15">0</text:p>
          </table:table-cell>
          <table:table-cell table:style-name="Table6.C14"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5">debug</text:p>
          </table:table-cell>
          <table:table-cell table:style-name="Table6.B14" office:value-type="string">
            <text:p text:style-name="P15">&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5">dump</text:p>
          </table:table-cell>
          <table:table-cell table:style-name="Table6.B14" office:value-type="string">
            <text:p text:style-name="P15">&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4">Table <text:sequence text:ref-name="refTable24" text:name="Table" text:formula="ooow:Table+1" style:num-format="1">26</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8">Mechanism</text:p>
          </table:table-cell>
          <table:table-cell table:style-name="Table26.B1" office:value-type="string">
            <text:p text:style-name="P48">Notes</text:p>
          </table:table-cell>
        </table:table-row>
        <table:table-row table:style-name="Table26.1">
          <table:table-cell table:style-name="Table26.A4" office:value-type="string">
            <text:p text:style-name="P16">Redirection</text:p>
          </table:table-cell>
          <table:table-cell table:style-name="Table26.B4"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4" office:value-type="string">
            <text:p text:style-name="P16">Streaming</text:p>
          </table:table-cell>
          <table:table-cell table:style-name="Table26.B4"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4" office:value-type="string">
            <text:p text:style-name="P16">Direct/STDOUT</text:p>
          </table:table-cell>
          <table:table-cell table:style-name="Table26.B4"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4">Table <text:sequence text:ref-name="refTable25" text:name="Table" text:formula="ooow:Table+1" style:num-format="1">27</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06504115331499566" text:style-name="L41">
        <text:list-item>
          <text:p text:style-name="P11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0">Any RESTful parameters specified in the URI. <text:s/>These are passed as “p1”, “p2”, etc.</text:p>
        </text:list-item>
        <text:list-item>
          <text:p text:style-name="P110">The parameter __dataset is given as the client-supplied dataset given to Jarvis which invoked this exec request.</text:p>
        </text:list-item>
        <text:list-item>
          <text:p text:style-name="P110">The parameter __tmpfile is given if use_tmpfile is configured for this exec.</text:p>
        </text:list-item>
        <text:list-item>
          <text:p text:style-name="P110">The Jarvis secure parameters beginning with double-underscore. <text:s/>These include __username, __group_list, etc.</text:p>
        </text:list-item>
        <text:list-item>
          <text:p text:style-name="P11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5">The exec process should write its output to standard output. <text:s/>If “add_headers” is “no” then the <text:soft-page-break/>program is also responsible for writing HTTP headers and a blank line before beginning output.</text:p>
      <text:p text:style-name="P25">If <text:s/>“add_headers” is “yes” then Jarvis will add the content type headers. <text:s/>In addition, Jarvis can add a Content-Disposition header if you supply the “default_filename” and “filename_parameter” parameters.</text:p>
      <text:p text:style-name="P2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5">Exec output may include binary data. <text:s/>For a practical example, see the “png” exec in demo.xml.</text:p>
      <text:h text:style-name="P14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5">dataset</text:p>
          </table:table-cell>
          <table:table-cell table:style-name="Table7.B11" office:value-type="string">
            <text:p text:style-name="P15">&lt;none&gt;</text:p>
          </table:table-cell>
          <table:table-cell table:style-name="Table7.C11" office:value-type="string">
            <text:p text:style-name="P15">Dataset name which is to be interpreted as a “plugin” rather than a regular dataset. <text:s/>Mandatory parameter.</text:p>
          </table:table-cell>
        </table:table-row>
        <table:table-row table:style-name="Table7.1">
          <table:table-cell table:style-name="Table7.A11" office:value-type="string">
            <text:p text:style-name="P15">access</text:p>
          </table:table-cell>
          <table:table-cell table:style-name="Table7.B11" office:value-type="string">
            <text:p text:style-name="P15">&lt;none&gt;</text:p>
          </table:table-cell>
          <table:table-cell table:style-name="Table7.C11"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5">lib</text:p>
          </table:table-cell>
          <table:table-cell table:style-name="Table7.B11" office:value-type="string">
            <text:p text:style-name="P15">&lt;none&gt;</text:p>
          </table:table-cell>
          <table:table-cell table:style-name="Table7.C11"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5">module</text:p>
          </table:table-cell>
          <table:table-cell table:style-name="Table7.B11" office:value-type="string">
            <text:p text:style-name="P15">&lt;none&gt;</text:p>
          </table:table-cell>
          <table:table-cell table:style-name="Table7.C11" office:value-type="string">
            <text:p text:style-name="P15">This is the Perl module name with subdirectories separated by '::' and ending in '.pm'.</text:p>
          </table:table-cell>
        </table:table-row>
        <table:table-row table:style-name="Table7.1">
          <table:table-cell table:style-name="Table7.A11" office:value-type="string">
            <text:p text:style-name="P15">add_headers</text:p>
          </table:table-cell>
          <table:table-cell table:style-name="Table7.B11" office:value-type="string">
            <text:p text:style-name="P15">no</text:p>
          </table:table-cell>
          <table:table-cell table:style-name="Table7.C11"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5">filename_parameter</text:p>
          </table:table-cell>
          <table:table-cell table:style-name="Table7.B11" office:value-type="string">
            <text:p text:style-name="P15">&lt;none&gt;</text:p>
          </table:table-cell>
          <table:table-cell table:style-name="Table7.C11" office:value-type="string">
            <text:p text:style-name="P15">Only used if add_headers is “yes”. <text:s/>We expect a CGI parameter of this name to be present and to contain the returned filename.</text:p>
          </table:table-cell>
        </table:table-row>
        <table:table-row table:style-name="Table7.1">
          <table:table-cell table:style-name="Table7.A11" office:value-type="string">
            <text:p text:style-name="P15">default_filename</text:p>
          </table:table-cell>
          <table:table-cell table:style-name="Table7.B11" office:value-type="string">
            <text:p text:style-name="P15">&lt;none&gt;</text:p>
          </table:table-cell>
          <table:table-cell table:style-name="Table7.C11"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5">parameter</text:p>
          </table:table-cell>
          <table:table-cell table:style-name="Table7.B11" office:value-type="string">
            <text:p text:style-name="P1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5">debug</text:p>
          </table:table-cell>
          <table:table-cell table:style-name="Table7.B11" office:value-type="string">
            <text:p text:style-name="P1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5">dump</text:p>
          </table:table-cell>
          <table:table-cell table:style-name="Table7.B11" office:value-type="string">
            <text:p text:style-name="P15">&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4">Table <text:sequence text:ref-name="refTable26" text:name="Table" text:formula="ooow:Table+1" style:num-format="1">28</text:sequence>: Plugin Configuration Attributes</text:p>
      <text:h text:style-name="Heading_20_2" text:outline-level="2">Example Plugin</text:h>
      <text:p text:style-name="P28">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8"/>
      <text:p text:style-name="P28">The source of the sample “Demo.pm” file is as follows:</text:p>
      <text:p text:style-name="P7">use strict;</text:p>
      <text:p text:style-name="P64">use warnings;</text:p>
      <text:p text:style-name="P64"/>
      <text:p text:style-name="P64">sub plugin::Demo::do {</text:p>
      <text:p text:style-name="P64"><text:s text:c="4"/>my ($jconfig, $restArgs, %args) = @_;</text:p>
      <text:p text:style-name="P64"/>
      <text:p text:style-name="P64"><text:s text:c="4"/>my $output = "";</text:p>
      <text:p text:style-name="P64"/>
      <text:p text:style-name="P64"><text:s text:c="4"/>&amp;Jarvis::Error::debug ($jconfig, "Running the Demo plugin.");</text:p>
      <text:p text:style-name="P64"/>
      <text:p text:style-name="P64"><text:s text:c="4"/># This demonstrates that the plugin can access Jarvis::Config info.</text:p>
      <text:p text:style-name="P64"><text:s text:c="4"/>$output .= "APP: " . $jconfig-&gt;{'app_name'} . "\n";</text:p>
      <text:p text:style-name="P64"><text:s text:c="4"/>$output .= "Username: " . $jconfig-&gt;{'username'} . "\n";</text:p>
      <text:p text:style-name="P64"><text:s text:c="4"/>$output .= "CGI myval: " . ($jconfig-&gt;{'cgi'}-&gt;param('myval') || '') . "\n";</text:p>
      <text:p text:style-name="P64"/>
      <text:p text:style-name="P64"><text:s text:c="4"/># This demonstrates XML-configured parameters to the plugin.</text:p>
      <text:p text:style-name="P64"><text:s text:c="4"/>$output .= "CAT: " . $args{'category'} . "\n";</text:p>
      <text:p text:style-name="P64"/>
      <text:p text:style-name="P64"><text:s text:c="4"/># This demonstrates accessing RESTful arguments that are </text:p>
      <text:p text:style-name="P64"><text:soft-page-break/><text:s text:c="4"/># from the URL after the dataset name</text:p>
      <text:p text:style-name="P64"><text:s text:c="4"/>my $counter = 0;</text:p>
      <text:p text:style-name="P64"><text:s text:c="4"/>map {</text:p>
      <text:p text:style-name="P64"><text:s text:c="8"/>$output .= "RESTful argument $counter: " . $restArgs-&gt;[0] . "\n";</text:p>
      <text:p text:style-name="P64"><text:s text:c="4"/>} @{$restArgs};</text:p>
      <text:p text:style-name="P64"/>
      <text:p text:style-name="P64"><text:s text:c="4"/>my $dbh = &amp;Jarvis::DB::Handle ($jconfig);</text:p>
      <text:p text:style-name="P64"><text:s text:c="4"/>$output .= "Boats: " . $dbh-&gt;do("SELECT COUNT(*) FROM boat");</text:p>
      <text:p text:style-name="P64"/>
      <text:p text:style-name="P64"><text:s text:c="4"/>return $output;</text:p>
      <text:p text:style-name="P64">}</text:p>
      <text:p text:style-name="P64"/>
      <text:p text:style-name="P65">1;</text:p>
      <text:p text:style-name="P28"/>
      <text:p text:style-name="P28">This demonstrates:</text:p>
      <text:list xml:id="list4810213893509572007" text:style-name="L42">
        <text:list-item>
          <text:p text:style-name="P140">Using the Jarvis debug methods.</text:p>
        </text:list-item>
        <text:list-item>
          <text:p text:style-name="P140">Accessing the Jarvis Config “jconfig” object.</text:p>
        </text:list-item>
        <text:list-item>
          <text:p text:style-name="P140">Accessing the static configured plugin parameters.</text:p>
        </text:list-item>
        <text:list-item>
          <text:p text:style-name="P111">Accessing the Jarvis-supplied database connection.</text:p>
        </text:list-item>
      </text:list>
      <text:p text:style-name="P28">Accessing this plugin via the following URL:</text:p>
      <text:p text:style-name="Code">http://localhost/jarvis-agent/demo/Plug/rest1/rest2/?myval=test</text:p>
      <text:p text:style-name="P28"/>
      <text:p text:style-name="P28">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8"/>
      <text:h text:style-name="Heading_20_2" text:outline-level="2">Output &amp; Headers</text:h>
      <text:p text:style-name="P28">Jarvis offers support for “add_headers”, “filename_parameter” and “default_parameter” handling for “plugin” datasets identical to “exec” datasets.</text:p>
      <text:h text:style-name="Heading_20_2" text:outline-level="2">Exception Handling</text:h>
      <text:p text:style-name="P2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6229544004328454859" text:style-name="L43">
        <text:list-item>
          <text:p text:style-name="P112">The client did not provide a valid session ID.</text:p>
        </text:list-item>
        <text:list-item>
          <text:p text:style-name="P112">The client did provide enough information to be logged-in during this request.</text:p>
        </text:list-item>
      </text:list>
      <text:p text:style-name="P40">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6378889412991694528" text:style-name="L44">
              <text:list-item>
                <text:p text:style-name="P138"><text:soft-page-break/>$jconfig, </text:p>
              </text:list-item>
              <text:list-item>
                <text:p text:style-name="P113">$hook_parameters_href</text:p>
              </text:list-item>
            </text:list>
            <text:p text:style-name="P25">The $jconfig is the standard Jarvis configuration object. <text:s/>The hook may modify this object.</text:p>
            <text:p text:style-name="P25">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71841127095474" text:continue-numbering="true" text:style-name="L44">
              <text:list-item>
                <text:p text:style-name="P138">$jconfig, </text:p>
              </text:list-item>
              <text:list-item>
                <text:p text:style-name="P138">$hook_parameters_href</text:p>
              </text:list-item>
              <text:list-item>
                <text:p text:style-name="P113">$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71840577528837" text:continue-numbering="true" text:style-name="L44">
              <text:list-item>
                <text:p text:style-name="P138">$jconfig, </text:p>
              </text:list-item>
              <text:list-item>
                <text:p text:style-name="P138">$hook_parameters_href</text:p>
              </text:list-item>
              <text:list-item>
                <text:p text:style-name="P138">dbname</text:p>
              </text:list-item>
              <text:list-item>
                <text:p text:style-name="P138">dbtype</text:p>
              </text:list-item>
              <text:list-item>
                <text:p text:style-name="P138">dbconnect_ref </text:p>
              </text:list-item>
              <text:list-item>
                <text:p text:style-name="P138">$dbusername_ref</text:p>
              </text:list-item>
              <text:list-item>
                <text:p text:style-name="P138">$dbpassword_ref </text:p>
              </text:list-item>
              <text:list-item>
                <text:p text:style-name="P113">$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17">(insert/update/delete)</text:p>
          </table:table-cell>
          <table:table-cell table:style-name="Table30.B13" office:value-type="string">
            <text:p text:style-name="P25">This hook is called after Jarvis has loaded the dataset configuration and processed all REST args. <text:s/>It is called after the transaction begins.</text:p>
            <text:p text:style-name="P25">It is called before invoking the &lt;before&gt; SQL statement in the dataset XML file. <text:s/>It is called even if there is no &lt;before&gt; SQL statement.</text:p>
            <text:p text:style-name="P25">Args are:</text:p>
            <text:list xml:id="list171839464246218" text:continue-numbering="true" text:style-name="L44">
              <text:list-item>
                <text:p text:style-name="P138">$jconfig</text:p>
              </text:list-item>
              <text:list-item>
                <text:p text:style-name="P139">$hook_parameters_href</text:p>
              </text:list-item>
              <text:list-item>
                <text:p text:style-name="P139">$dsxml</text:p>
              </text:list-item>
              <text:list-item>
                <text:p text:style-name="P139">$rest_args_href</text:p>
              </text:list-item>
              <text:list-item>
                <text:p text:style-name="P74">$fields_aref</text:p>
              </text:list-item>
            </text:list>
            <text:p text:style-name="P25">The $dsxml is an XML::Smart object for the dataset's XML config.</text:p>
            <text:p text:style-name="P25">The $rest_args_href is the hash of safe variables and REST args to be given to the &lt;before&gt; statement. <text:s/>The hook code may change this hash. <text:s/>Changes will affect only the &lt;before&gt; SQL.</text:p>
            <text:p text:style-name="P25">The $fields_aref is the array of user change objects submitted for this request.</text:p>
          </table:table-cell>
        </table:table-row>
        <table:table-row>
          <table:table-cell table:style-name="Table30.A13" office:value-type="string">
            <text:p text:style-name="P13">before_one</text:p>
            <text:p text:style-name="P17">(insert/update/delete)</text:p>
          </table:table-cell>
          <table:table-cell table:style-name="Table30.B13" office:value-type="string">
            <text:p text:style-name="P25">This hook is called after Jarvis has assembled all parameters in order to execute a single insert/update/delete statement. <text:s/></text:p>
            <text:p text:style-name="P25">It is invoked before the actual execution of the row modification SQL.</text:p>
            <text:p text:style-name="P25">Args are:</text:p>
            <text:list xml:id="list171840459290188" text:continue-numbering="true" text:style-name="L44">
              <text:list-item>
                <text:p text:style-name="P138">$jconfig</text:p>
              </text:list-item>
              <text:list-item>
                <text:p text:style-name="P139">$hook_parameters_href</text:p>
              </text:list-item>
              <text:list-item>
                <text:p text:style-name="P139">$dsxml</text:p>
              </text:list-item>
              <text:list-item>
                <text:p text:style-name="P74">$sql_params_href</text:p>
              </text:list-item>
            </text:list>
            <text:p text:style-name="P25">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17">(insert/update/delete)</text:p>
          </table:table-cell>
          <table:table-cell table:style-name="Table30.B13" office:value-type="string">
            <text:p text:style-name="P25">This hook is called after Jarvis has executed a single insert/update/delete statement. <text:s/>It is called after any returning row result has been fetched.</text:p>
            <text:p text:style-name="P25">Args are:</text:p>
            <text:list xml:id="list171839686735514" text:continue-numbering="true" text:style-name="L44">
              <text:list-item>
                <text:p text:style-name="P138">$jconfig</text:p>
              </text:list-item>
              <text:list-item>
                <text:p text:style-name="P139">$hook_parameters_href</text:p>
              </text:list-item>
              <text:list-item>
                <text:p text:style-name="P139">$dsxml</text:p>
              </text:list-item>
              <text:list-item>
                <text:p text:style-name="P139">$sql_params_href</text:p>
              </text:list-item>
              <text:list-item>
                <text:p text:style-name="P74">$row_result_href</text:p>
              </text:list-item>
            </text:list>
            <text:p text:style-name="P25">The $sql_params_href is the hash of variables previously bound to the single SQL row update. <text:s/>Changing this hash will have no effect.</text:p>
            <text:p text:style-name="P25">The $row_result_href is the contents of any returning row. <text:s/>The hook code may change this hash.</text:p>
          </table:table-cell>
        </table:table-row>
        <table:table-row>
          <table:table-cell table:style-name="Table30.A13" office:value-type="string">
            <text:p text:style-name="P13">after_all</text:p>
            <text:p text:style-name="P17">(insert/update/delete)</text:p>
          </table:table-cell>
          <table:table-cell table:style-name="Table30.B13" office:value-type="string">
            <text:p text:style-name="P25">This hook is called after invoking the &lt;after&gt; SQL statement in the dataset XML file. <text:s/>It is called even if there is no &lt;after&gt; SQL statement. <text:s/>The transaction is not yet committed.</text:p>
            <text:p text:style-name="P25">Args are:</text:p>
            <text:list xml:id="list171840249552509" text:continue-numbering="true" text:style-name="L44">
              <text:list-item>
                <text:p text:style-name="P138">$jconfig</text:p>
              </text:list-item>
              <text:list-item>
                <text:p text:style-name="P139">$hook_parameters_href</text:p>
              </text:list-item>
              <text:list-item>
                <text:p text:style-name="P139">$dsxml</text:p>
              </text:list-item>
              <text:list-item>
                <text:p text:style-name="P139">$rest_args_href</text:p>
              </text:list-item>
              <text:list-item>
                <text:p text:style-name="P139">$fields_aref</text:p>
              </text:list-item>
              <text:list-item>
                <text:p text:style-name="P74">$results_aref</text:p>
              </text:list-item>
            </text:list>
            <text:p text:style-name="P25">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25">This hook is called only for "__status" requests. <text:s/>It is called just before the status result is encoded to JSON/XML. <text:s/>The hook may do one or more of the following:</text:p>
            <text:list xml:id="list2331701961298078280" text:style-name="L45">
              <text:list-item>
                <text:p text:style-name="P75">Add some extra root level parameters (by modifying $extra_href)</text:p>
              </text:list-item>
              <text:list-item>
                <text:p text:style-name="P75">Perform a custom encoding into text (by setting $return_text)</text:p>
              </text:list-item>
            </text:list>
            <text:p text:style-name="P25">Args are:</text:p>
            <text:list xml:id="list171841169841311" text:continue-list="list171840249552509" text:style-name="L44">
              <text:list-item>
                <text:p text:style-name="P138">$jconfig</text:p>
              </text:list-item>
              <text:list-item>
                <text:p text:style-name="P139">$hook_parameters_href</text:p>
              </text:list-item>
              <text:list-item>
                <text:p text:style-name="P139">$extra_href</text:p>
              </text:list-item>
              <text:list-item>
                <text:p text:style-name="P113">$return_text_ref</text:p>
              </text:list-item>
            </text:list>
            <text:p text:style-name="P25">The $extra_href is a reference to a hash of name/value mappings all of which will be added as root level parameters to the JSON object or XML response object that is encoded and returned to the client.</text:p>
            <text:p text:style-name="P25">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25">This hook is called only for “fetch” (i.e. data select) requests. <text:s/>It is called after the SQL select is performed. <text:s/>If the request is for multiple comma-separated datasets then this hook is called once for each dataset in the list.</text:p>
            <text:p text:style-name="P61">The hook may do one or more of the following:</text:p>
            <text:list xml:id="list171841210328720" text:continue-list="list2331701961298078280" text:style-name="L45">
              <text:list-item text:start-value="1">
                <text:p text:style-name="P69">Add some extra scalar parameters (by modifying $extra_href)</text:p>
              </text:list-item>
              <text:list-item>
                <text:p text:style-name="P75">Modify the returned content (by modifying $rows_aref)</text:p>
              </text:list-item>
            </text:list>
            <text:p text:style-name="P25">Args are:</text:p>
            <text:list xml:id="list171840818936057" text:continue-list="list171841169841311" text:style-name="L44">
              <text:list-item>
                <text:p text:style-name="P138">$jconfig</text:p>
              </text:list-item>
              <text:list-item>
                <text:p text:style-name="P139">$hook_parameters_href</text:p>
              </text:list-item>
              <text:list-item>
                <text:p text:style-name="P138">$dsxml</text:p>
              </text:list-item>
              <text:list-item>
                <text:p text:style-name="P139">$sql_params_href</text:p>
              </text:list-item>
              <text:list-item>
                <text:p text:style-name="P138">$rows_aref</text:p>
              </text:list-item>
              <text:list-item>
                <text:p text:style-name="P138">$column_names_aref</text:p>
              </text:list-item>
              <text:list-item>
                <text:p text:style-name="P74">$extra_href</text:p>
              </text:list-item>
            </text:list>
            <text:p text:style-name="P25">The $rows_aref is a reference to the array of objects fetched as a result of the executed SQL. <text:s/>This is the data that will be encoded into JSON or XML. <text:s/>Changes to this objects in this array will be represented in the data returned to the client.</text:p>
            <text:p text:style-name="P25">The $column_names_aref is a reference to the array of all the column names. <text:s/>This is used when constructing responses in the following formats: “json.array”, “xml.array”, “csv” and “xlsx”.</text:p>
            <text:p text:style-name="P25">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25">This hook is called only for "fetch" (I.e. data select) requests. <text:s/>It is called at the end of the fetch sequence, just before the returned dataset results are encoded to JSON/XML. <text:s/>The hook may do one or more of the following:</text:p>
            <text:list xml:id="list171840142346633" text:continue-list="list171841210328720" text:style-name="L45">
              <text:list-item text:start-value="1">
                <text:p text:style-name="P75">Add some extra root level parameters (by modifying $extra_href)</text:p>
              </text:list-item>
              <text:list-item>
                <text:p text:style-name="P75">Alter the the returned data structure (by modifying $return_object)</text:p>
              </text:list-item>
              <text:list-item>
                <text:p text:style-name="P75">Perform a custom encoding into text (by setting $return_text_ref)</text:p>
              </text:list-item>
            </text:list>
            <text:p text:style-name="P25">Args are:</text:p>
            <text:list xml:id="list171840274662209" text:continue-list="list171840818936057" text:style-name="L44">
              <text:list-item>
                <text:p text:style-name="P138">$jconfig</text:p>
              </text:list-item>
              <text:list-item>
                <text:p text:style-name="P139">$hook_parameters_href</text:p>
              </text:list-item>
              <text:list-item>
                <text:p text:style-name="P139">$sql_params_href</text:p>
              </text:list-item>
              <text:list-item>
                <text:p text:style-name="P139">$return_object</text:p>
              </text:list-item>
              <text:list-item>
                <text:p text:style-name="P139">$extra_href</text:p>
              </text:list-item>
              <text:list-item>
                <text:p text:style-name="P11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25">This hook is called only for "store" (I.e. data insert/update/delete) requests. <text:s/>It is called at the end of the stored sequence, just before the results of the store operation(s) are encoded to JSON/XML/CSV/XLSX. <text:s/>The hook may do one or more of the following:</text:p>
            <text:list xml:id="list171840321988437" text:continue-list="list171840142346633" text:style-name="L45">
              <text:list-item text:start-value="1">
                <text:p text:style-name="P75">Add some extra root level parameters (by modifying $extra_href)</text:p>
              </text:list-item>
              <text:list-item>
                <text:p text:style-name="P75">Modify the returned content (by modifying $results_aref)</text:p>
              </text:list-item>
              <text:list-item>
                <text:p text:style-name="P75">Perform a custom encoding into text (by setting $return_text)</text:p>
              </text:list-item>
            </text:list>
            <text:p text:style-name="P25">Args are:</text:p>
            <text:list xml:id="list171839360470867" text:continue-list="list171840274662209" text:style-name="L44">
              <text:list-item>
                <text:p text:style-name="P138">$jconfig</text:p>
              </text:list-item>
              <text:list-item>
                <text:p text:style-name="P139">$hook_parameters_href</text:p>
              </text:list-item>
              <text:list-item>
                <text:p text:style-name="P139">$dsxml</text:p>
              </text:list-item>
              <text:list-item>
                <text:p text:style-name="P139">$rest_args_href</text:p>
              </text:list-item>
              <text:list-item>
                <text:p text:style-name="P139">$fields_aref</text:p>
              </text:list-item>
              <text:list-item>
                <text:p text:style-name="P139">$results_aref</text:p>
              </text:list-item>
              <text:list-item>
                <text:p text:style-name="P139">$extra_href</text:p>
              </text:list-item>
              <text:list-item>
                <text:p text:style-name="P113">$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1839238451403" text:continue-numbering="true" text:style-name="L44">
              <text:list-item>
                <text:p text:style-name="P138">$jconfig</text:p>
              </text:list-item>
              <text:list-item>
                <text:p text:style-name="P138">$hook_parameters_href</text:p>
              </text:list-item>
              <text:list-item>
                <text:p text:style-name="P113">$return_text_ref</text:p>
              </text:list-item>
            </text:list>
          </table:table-cell>
        </table:table-row>
      </table:table>
      <text:p text:style-name="P24">Table <text:sequence text:ref-name="refTable27" text:name="Table" text:formula="ooow:Table+1" style:num-format="1">29</text:sequence>: List of Hook Points</text:p>
      <text:p text:style-name="P44">Note that:</text:p>
      <text:list xml:id="list2561513075680155136" text:style-name="L46">
        <text:list-item>
          <text:p text:style-name="P142">You may implement none, some, or all hook methods.</text:p>
        </text:list-item>
        <text:list-item>
          <text:p text:style-name="P114">All implemented hook methods must all return “1”.</text:p>
        </text:list-item>
        <text:list-item>
          <text:p text:style-name="P114">There is no way for a hook to stop processing, other than to call “die”.</text:p>
        </text:list-item>
        <text:list-item>
          <text:p text:style-name="P114">If an SQL error occurs during dataset updates, any following before_one, after_one and after_all hook calls will be skipped. <text:s/>Only the finish hook call will be invoked.</text:p>
        </text:list-item>
        <text:list-item>
          <text:p text:style-name="P11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8">Attribute</text:p>
          </table:table-cell>
          <table:table-cell table:style-name="Table28.A1" office:value-type="string">
            <text:p text:style-name="P48">Default</text:p>
          </table:table-cell>
          <table:table-cell table:style-name="Table28.C1" office:value-type="string">
            <text:p text:style-name="P48">Notes</text:p>
          </table:table-cell>
        </table:table-row>
        <table:table-row table:style-name="Table28.1">
          <table:table-cell table:style-name="Table28.A4" office:value-type="string">
            <text:p text:style-name="P15">lib</text:p>
          </table:table-cell>
          <table:table-cell table:style-name="Table28.B4" office:value-type="string">
            <text:p text:style-name="P15">&lt;none&gt;</text:p>
          </table:table-cell>
          <table:table-cell table:style-name="Table28.C4"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5">module</text:p>
          </table:table-cell>
          <table:table-cell table:style-name="Table28.B4" office:value-type="string">
            <text:p text:style-name="P15">&lt;none&gt;</text:p>
          </table:table-cell>
          <table:table-cell table:style-name="Table28.C4" office:value-type="string">
            <text:p text:style-name="P15">This is the Perl module name with subdirectories separated by '::' and ending in '.pm'.</text:p>
          </table:table-cell>
        </table:table-row>
        <table:table-row table:style-name="Table28.1">
          <table:table-cell table:style-name="Table28.A4" office:value-type="string">
            <text:p text:style-name="P15">parameter</text:p>
          </table:table-cell>
          <table:table-cell table:style-name="Table28.B4" office:value-type="string">
            <text:p text:style-name="P1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4">Table <text:sequence text:ref-name="refTable28" text:name="Table" text:formula="ooow:Table+1" style:num-format="1">30</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8215493801765022496" text:style-name="L47">
        <text:list-item>
          <text:p text:style-name="P115">Dual-Core Intel @ 2.5 GHz, 4G of RAM. <text:s/>(CPU Blowfish rating 7.09).</text:p>
        </text:list-item>
        <text:list-item>
          <text:p text:style-name="P115">Kubuntu 09.10 (Karmic Koala).</text:p>
        </text:list-item>
        <text:list-item>
          <text:p text:style-name="P115">Apache 2 webserver using HTTP (not SSL).</text:p>
        </text:list-item>
        <text:list-item>
          <text:p text:style-name="P115">Apache jmeter client with five simultaneous threads.</text:p>
        </text:list-item>
        <text:list-item>
          <text:p text:style-name="P115">PostgreSQL database.</text:p>
        </text:list-item>
        <text:list-item>
          <text:p text:style-name="P11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1">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0bfe96"/>
    </style:style>
    <style:style style:name="MT2" style:family="text">
      <style:text-properties officeooo:rsid="0003576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rch</text:span> 201<text:span text:style-name="MT1">4</text:span><text:tab/>Working with Jarvis – v5.<text:span text:style-name="MT2">4.6</text:span><text:tab/><text:page-number text:select-page="current">2</text:page-number>/<text:page-count>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3-18T17:18:38.867947025</dc:date>
    <meta:editing-duration>P10DT16H55M27S</meta:editing-duration>
    <meta:editing-cycles>940</meta:editing-cycles>
    <meta:generator>LibreOffice/4.1.3.2$Linux_X86_64 LibreOffice_project/410m0$Build-2</meta:generator>
    <meta:print-date>2009-06-23T14:50:34</meta:print-date>
    <dc:creator>Jonathan Couper-Smartt</dc:creator>
    <meta:document-statistic meta:table-count="36" meta:image-count="0" meta:object-count="0" meta:page-count="73" meta:paragraph-count="2293" meta:word-count="18894" meta:character-count="128169" meta:non-whitespace-character-count="108213"/>
    <meta:user-defined meta:name="Info 1"/>
    <meta:user-defined meta:name="Info 2"/>
    <meta:user-defined meta:name="Info 3"/>
    <meta:user-defined meta:name="Info 4"/>
  </office:meta>
</office:document-meta>
</file>